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63mm"/>
    </style:style>
    <style:style style:name="co2" style:family="table-column">
      <style:table-column-properties fo:break-before="auto" style:column-width="57.54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23.34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8.66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13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46.9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14.64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1.1mm"/>
    </style:style>
    <style:style style:name="co26" style:family="table-column">
      <style:table-column-properties fo:break-before="auto" style:column-width="3.81mm"/>
    </style:style>
    <style:style style:name="co27" style:family="table-column">
      <style:table-column-properties fo:break-before="auto" style:column-width="58.23mm"/>
    </style:style>
    <style:style style:name="co28" style:family="table-column">
      <style:table-column-properties fo:break-before="auto" style:column-width="20.21mm"/>
    </style:style>
    <style:style style:name="co29" style:family="table-column">
      <style:table-column-properties fo:break-before="auto" style:column-width="86.85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20.64mm"/>
    </style:style>
    <style:style style:name="co32" style:family="table-column">
      <style:table-column-properties fo:break-before="auto" style:column-width="23mm"/>
    </style:style>
    <style:style style:name="co33" style:family="table-column">
      <style:table-column-properties fo:break-before="auto" style:column-width="46.23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.58mm"/>
    </style:style>
    <style:style style:name="co36" style:family="table-column">
      <style:table-column-properties fo:break-before="auto" style:column-width="72.44mm"/>
    </style:style>
    <style:style style:name="co37" style:family="table-column">
      <style:table-column-properties fo:break-before="auto" style:column-width="42.12mm"/>
    </style:style>
    <style:style style:name="co38" style:family="table-column">
      <style:table-column-properties fo:break-before="auto" style:column-width="59.43mm"/>
    </style:style>
    <style:style style:name="co39" style:family="table-column">
      <style:table-column-properties fo:break-before="auto" style:column-width="23.8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3" number:language="tr" number:country="TR">
      <number:number number:decimal-places="0" loext:min-decimal-places="0" number:min-integer-digits="1" number:grouping="true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1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4">
      <style:table-cell-properties fo:border="none"/>
    </style:style>
    <style:style style:name="ce16" style:family="table-cell" style:parent-style-name="Default" style:data-style-name="N4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19" style:family="table-cell" style:parent-style-name="Excel_20_Built-in_20_Normal" style:data-style-name="N10004">
      <style:table-cell-properties fo:background-color="transparent" style:rotation-align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2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11"/>
    <style:style style:name="ce27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6"/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 style:data-style-name="N4">
      <style:text-properties fo:font-weight="bold" style:font-weight-asian="bold" style:font-weight-complex="bold"/>
    </style:style>
    <style:style style:name="ce3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3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 style:data-style-name="N1"/>
    <style:style style:name="ce40" style:family="table-cell" style:parent-style-name="Excel_20_Built-in_20_Normal" style:data-style-name="N10004">
      <style:table-cell-properties style:rotation-align="none"/>
    </style:style>
    <style:style style:name="ce41" style:family="table-cell" style:parent-style-name="Excel_20_Built-in_20_Normal" style:data-style-name="N10004">
      <style:table-cell-properties fo:background-color="transparent" style:rotation-align="none"/>
    </style:style>
    <style:style style:name="ce42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43" style:family="table-cell" style:parent-style-name="Excel_20_Built-in_20_Normal">
      <style:table-cell-properties style:rotation-align="none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Excel_20_Built-in_20_Normal" style:data-style-name="N10036">
      <style:table-cell-properties style:rotation-align="none"/>
    </style:style>
    <style:style style:name="ce46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 style:data-style-name="N10003">
      <style:table-cell-properties fo:background-color="#eeeeee" style:rotation-align="none"/>
    </style:style>
    <style:style style:name="ce48" style:family="table-cell" style:parent-style-name="Default">
      <style:table-cell-properties fo:background-color="#eeeeee"/>
    </style:style>
    <style:style style:name="ce49" style:family="table-cell" style:parent-style-name="Excel_20_Built-in_20_Normal" style:data-style-name="N10004">
      <style:table-cell-properties style:rotation-align="none"/>
      <style:text-properties fo:font-weight="normal" style:font-weight-asian="normal" style:font-weight-complex="normal"/>
    </style:style>
    <style:style style:name="ce50" style:family="table-cell" style:parent-style-name="Excel_20_Built-in_20_Normal" style:data-style-name="N10004">
      <style:table-cell-properties style:rotation-align="none"/>
      <style:text-properties fo:font-weight="bold" style:font-weight-asian="bold" style:font-weight-complex="bold"/>
    </style:style>
    <style:style style:name="ce51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</style:style>
    <style:style style:name="ce62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 style:data-style-name="N1000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1.76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 style:data-style-name="N10004">
      <style:table-cell-properties fo:border-bottom="1.76pt solid #000000" fo:background-color="#eeeee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 style:data-style-name="N10004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fo:border-bottom="none" fo:background-color="#bdd7e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5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007" table:default-cell-style-name="ce2"/>
        <table:table-row table:style-name="ro1">
          <table:table-cell table:style-name="ce1" office:value-type="string" calcext:value-type="string">
            <text:p>2011-2018</text:p>
          </table:table-cell>
          <table:table-cell table:style-name="ce1" office:value-type="string" calcext:value-type="string">
            <text:p>YILLARI KİRA GELİRLERİ 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SYF – 1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2011-2018</text:p>
          </table:table-cell>
          <table:table-cell table:style-name="ce5" office:value-type="string" calcext:value-type="string">
            <text:p>Ayşe kira gelirleri</text:p>
          </table:table-cell>
          <table:table-cell table:style-name="ce5" table:formula="of:=[.B68]" office:value-type="float" office:value="44787.5" calcext:value-type="float">
            <text:p>44.787,50</text:p>
          </table:table-cell>
          <table:table-cell table:style-name="ce5"/>
          <table:table-cell table:style-name="ce5" table:formula="of:=[.E11]+[.C3]-[.D3]" office:value-type="float" office:value="153375" calcext:value-type="float">
            <text:p>153.375,0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babamın banka hesabından</text:p>
          </table:table-cell>
          <table:table-cell table:style-name="ce5" office:value-type="float" office:value="4375" calcext:value-type="float">
            <text:p>4.375,00</text:p>
          </table:table-cell>
          <table:table-cell table:style-name="ce5"/>
          <table:table-cell table:style-name="ce5" table:formula="of:=[.E3]+[.C4]-[.D4]" office:value-type="float" office:value="157750" calcext:value-type="float">
            <text:p>157.750,0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10" office:value-type="string" calcext:value-type="string">
            <text:p>AYŞE KİRA VERGİSİ</text:p>
          </table:table-cell>
          <table:table-cell table:style-name="ce5"/>
          <table:table-cell table:style-name="ce10" office:value-type="float" office:value="949.9" calcext:value-type="float">
            <text:p>949,90</text:p>
          </table:table-cell>
          <table:table-cell table:style-name="ce5" table:formula="of:=[.E4]+[.C5]-[.D5]" office:value-type="float" office:value="156800.1" calcext:value-type="float">
            <text:p>156.800,1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kombi</text:p>
          </table:table-cell>
          <table:table-cell table:style-name="ce5"/>
          <table:table-cell table:style-name="ce5" office:value-type="float" office:value="5720" calcext:value-type="float">
            <text:p>5.720,00</text:p>
          </table:table-cell>
          <table:table-cell table:style-name="ce5" table:formula="of:=[.E5]+[.C6]-[.D6]" office:value-type="float" office:value="151080.1" calcext:value-type="float">
            <text:p>151.080,1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ortak gider</text:p>
          </table:table-cell>
          <table:table-cell table:style-name="ce5"/>
          <table:table-cell table:style-name="ce5" table:formula="of:=[.F88]" office:value-type="float" office:value="7704.535" calcext:value-type="float">
            <text:p>7.704,54</text:p>
          </table:table-cell>
          <table:table-cell table:style-name="ce5" table:formula="of:=[.E6]+[.C7]-[.D7]" office:value-type="float" office:value="143375.565" calcext:value-type="float">
            <text:p>143.375,57</text:p>
          </table:table-cell>
          <table:table-cell table:style-name="ce11" office:value-type="string" calcext:value-type="string">
            <text:p>AYŞE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ortak gider 2</text:p>
          </table:table-cell>
          <table:table-cell table:style-name="ce5"/>
          <table:table-cell table:style-name="ce5" table:formula="of:=[.F93]" office:value-type="float" office:value="1862.2" calcext:value-type="float">
            <text:p>1.862,20</text:p>
          </table:table-cell>
          <table:table-cell table:style-name="ce5" table:formula="of:=[.E7]+[.C8]-[.D8]" office:value-type="float" office:value="141513.365" calcext:value-type="float">
            <text:p>141.513,37</text:p>
          </table:table-cell>
          <table:table-cell table:style-name="ce11" table:formula="of:=[.E8]" office:value-type="float" office:value="141513.365" calcext:value-type="float">
            <text:p>141.513,37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table:style-name="ce5" office:value-type="string" calcext:value-type="string">
            <text:p>Ali kira gelirleri</text:p>
          </table:table-cell>
          <table:table-cell table:style-name="ce5" table:formula="of:=[.C68]" office:value-type="float" office:value="104212.5" calcext:value-type="float">
            <text:p>104.212,50</text:p>
          </table:table-cell>
          <table:table-cell table:style-name="ce5"/>
          <table:table-cell table:style-name="ce5" table:formula="of:=[.E9]+[.C10]-[.D10]" office:value-type="float" office:value="104212.5" calcext:value-type="float">
            <text:p>104.212,5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babamın banka hesabından</text:p>
          </table:table-cell>
          <table:table-cell table:style-name="ce5" office:value-type="float" office:value="4375" calcext:value-type="float">
            <text:p>4.375,00</text:p>
          </table:table-cell>
          <table:table-cell table:style-name="ce5"/>
          <table:table-cell table:style-name="ce5" table:formula="of:=[.E10]+[.C11]-[.D11]" office:value-type="float" office:value="108587.5" calcext:value-type="float">
            <text:p>108.587,5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kombi</text:p>
          </table:table-cell>
          <table:table-cell table:style-name="ce5"/>
          <table:table-cell table:style-name="ce5" office:value-type="float" office:value="3000" calcext:value-type="float">
            <text:p>3.000,00</text:p>
          </table:table-cell>
          <table:table-cell table:style-name="ce5" table:formula="of:=[.E11]+[.C12]-[.D12]" office:value-type="float" office:value="105587.5" calcext:value-type="float">
            <text:p>105.587,5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ortak gider</text:p>
          </table:table-cell>
          <table:table-cell table:style-name="ce5"/>
          <table:table-cell table:style-name="ce5" table:formula="of:=[.F88]" office:value-type="float" office:value="7704.535" calcext:value-type="float">
            <text:p>7.704,54</text:p>
          </table:table-cell>
          <table:table-cell table:style-name="ce5" table:formula="of:=[.E12]+[.C13]-[.D13]" office:value-type="float" office:value="97882.965" calcext:value-type="float">
            <text:p>97.882,97</text:p>
          </table:table-cell>
          <table:table-cell table:style-name="ce11" office:value-type="string" calcext:value-type="string">
            <text:p>ALİ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ortak gider 2</text:p>
          </table:table-cell>
          <table:table-cell table:style-name="ce5"/>
          <table:table-cell table:style-name="ce5" table:formula="of:=[.F93]" office:value-type="float" office:value="1862.2" calcext:value-type="float">
            <text:p>1.862,20</text:p>
          </table:table-cell>
          <table:table-cell table:style-name="ce5" table:formula="of:=[.E13]+[.C14]-[.D14]" office:value-type="float" office:value="96020.765" calcext:value-type="float">
            <text:p>96.020,77</text:p>
          </table:table-cell>
          <table:table-cell table:style-name="ce11" table:formula="of:=[.E14]" office:value-type="float" office:value="96020.765" calcext:value-type="float">
            <text:p>96.020,77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table:style-name="ce5" office:value-type="string" calcext:value-type="string">
            <text:p>Atila kira geliri</text:p>
          </table:table-cell>
          <table:table-cell table:style-name="ce5" table:formula="of:=[.D68]" office:value-type="float" office:value="170925" calcext:value-type="float">
            <text:p>170.925,00</text:p>
          </table:table-cell>
          <table:table-cell table:style-name="ce5"/>
          <table:table-cell table:style-name="ce5" table:formula="of:=[.E15]+[.C16]-[.D16]" office:value-type="float" office:value="170925" calcext:value-type="float">
            <text:p>170.925,0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babamın banka hesabından</text:p>
          </table:table-cell>
          <table:table-cell table:style-name="ce5" office:value-type="float" office:value="4375" calcext:value-type="float">
            <text:p>4.375,00</text:p>
          </table:table-cell>
          <table:table-cell table:style-name="ce5"/>
          <table:table-cell table:style-name="ce5" table:formula="of:=[.E16]+[.C17]-[.D17]" office:value-type="float" office:value="175300" calcext:value-type="float">
            <text:p>175.300,00</text:p>
          </table:table-cell>
          <table:table-cell table:style-name="ce5"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table:style-name="ce5" office:value-type="string" calcext:value-type="string">
            <text:p>atila balcı</text:p>
          </table:table-cell>
          <table:table-cell table:style-name="ce5"/>
          <table:table-cell table:style-name="ce5" office:value-type="float" office:value="18700" calcext:value-type="float">
            <text:p>18.700,00</text:p>
          </table:table-cell>
          <table:table-cell table:style-name="ce5" table:formula="of:=[.E17]+[.C18]-[.D18]" office:value-type="float" office:value="156600" calcext:value-type="float">
            <text:p>156.600,00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tila balcı 800 e havale 2018</text:p>
          </table:table-cell>
          <table:table-cell table:style-name="ce5"/>
          <table:table-cell table:style-name="ce5" office:value-type="float" office:value="15400" calcext:value-type="float">
            <text:p>15.400,00</text:p>
          </table:table-cell>
          <table:table-cell table:style-name="ce5" table:formula="of:=[.E18]+[.C19]-[.D19]" office:value-type="float" office:value="141200" calcext:value-type="float">
            <text:p>141.200,00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ortak gider</text:p>
          </table:table-cell>
          <table:table-cell table:style-name="ce5"/>
          <table:table-cell table:style-name="ce5" table:formula="of:=[.F88]" office:value-type="float" office:value="7704.535" calcext:value-type="float">
            <text:p>7.704,54</text:p>
          </table:table-cell>
          <table:table-cell table:style-name="ce5" table:formula="of:=[.E19]+[.C20]-[.D20]" office:value-type="float" office:value="133495.465" calcext:value-type="float">
            <text:p>133.495,47</text:p>
          </table:table-cell>
          <table:table-cell table:style-name="ce11" office:value-type="string" calcext:value-type="string">
            <text:p>ATİLA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ortak gider 2</text:p>
          </table:table-cell>
          <table:table-cell table:style-name="ce5"/>
          <table:table-cell table:style-name="ce5" table:formula="of:=[.F93]" office:value-type="float" office:value="1862.2" calcext:value-type="float">
            <text:p>1.862,20</text:p>
          </table:table-cell>
          <table:table-cell table:style-name="ce5" table:formula="of:=[.E20]+[.C21]-[.D21]" office:value-type="float" office:value="131633.265" calcext:value-type="float">
            <text:p>131.633,27</text:p>
          </table:table-cell>
          <table:table-cell table:style-name="ce11" table:formula="of:=[.E21]" office:value-type="float" office:value="131633.265" calcext:value-type="float">
            <text:p>131.633,27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2011-2018</text:p>
          </table:table-cell>
          <table:table-cell table:style-name="ce5" office:value-type="string" calcext:value-type="string">
            <text:p>hacı kira geliri</text:p>
          </table:table-cell>
          <table:table-cell table:style-name="ce5" table:formula="of:=[.E68]" office:value-type="float" office:value="75920" calcext:value-type="float">
            <text:p>75.920,00</text:p>
          </table:table-cell>
          <table:table-cell table:style-name="ce5"/>
          <table:table-cell table:style-name="ce5" table:formula="of:=[.E22]+[.C23]-[.D23]" office:value-type="float" office:value="75920" calcext:value-type="float">
            <text:p>75.920,00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babamın banka hesabından</text:p>
          </table:table-cell>
          <table:table-cell table:style-name="ce5" office:value-type="float" office:value="4375" calcext:value-type="float">
            <text:p>4.375,00</text:p>
          </table:table-cell>
          <table:table-cell table:style-name="ce5"/>
          <table:table-cell table:style-name="ce5" table:formula="of:=[.E23]+[.C24]-[.D24]" office:value-type="float" office:value="80295" calcext:value-type="float">
            <text:p>80.295,00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011" calcext:value-type="float">
            <text:p>2.011,00</text:p>
          </table:table-cell>
          <table:table-cell table:style-name="ce10" office:value-type="string" calcext:value-type="string">
            <text:p>HACI MURAT BALCI</text:p>
          </table:table-cell>
          <table:table-cell table:style-name="ce5"/>
          <table:table-cell table:style-name="ce19" office:value-type="float" office:value="12897.14" calcext:value-type="float">
            <text:p>12.897,14</text:p>
          </table:table-cell>
          <table:table-cell table:style-name="ce5" table:formula="of:=[.E24]+[.C25]-[.D25]" office:value-type="float" office:value="67397.86" calcext:value-type="float">
            <text:p>67.397,86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012" calcext:value-type="float">
            <text:p>2.012,00</text:p>
          </table:table-cell>
          <table:table-cell table:style-name="ce10" office:value-type="string" calcext:value-type="string">
            <text:p>HACI MURAT BALCI</text:p>
          </table:table-cell>
          <table:table-cell table:style-name="ce18"/>
          <table:table-cell table:style-name="ce20" office:value-type="float" office:value="18531.93" calcext:value-type="float">
            <text:p>18.531,93</text:p>
          </table:table-cell>
          <table:table-cell table:style-name="ce5" table:formula="of:=[.E25]+[.C26]-[.D26]" office:value-type="float" office:value="48865.93" calcext:value-type="float">
            <text:p>48.865,93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013" calcext:value-type="float">
            <text:p>2.013,00</text:p>
          </table:table-cell>
          <table:table-cell table:style-name="ce5" office:value-type="string" calcext:value-type="string">
            <text:p>HACI MURAT BALCI</text:p>
          </table:table-cell>
          <table:table-cell table:style-name="ce5"/>
          <table:table-cell table:style-name="ce20" office:value-type="float" office:value="10983.97" calcext:value-type="float">
            <text:p>10.983,97</text:p>
          </table:table-cell>
          <table:table-cell table:style-name="ce5" table:formula="of:=[.E26]+[.C27]-[.D27]" office:value-type="float" office:value="37881.96" calcext:value-type="float">
            <text:p>37.881,96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>
            <text:p>kombi</text:p>
          </table:table-cell>
          <table:table-cell table:style-name="ce5"/>
          <table:table-cell table:style-name="ce10" office:value-type="float" office:value="3000" calcext:value-type="float">
            <text:p>3.000,00</text:p>
          </table:table-cell>
          <table:table-cell table:style-name="ce5" table:formula="of:=[.E27]+[.C28]-[.D28]" office:value-type="float" office:value="34881.96" calcext:value-type="float">
            <text:p>34.881,96</text:p>
          </table:table-cell>
          <table:table-cell table:style-name="ce5"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ortak gider</text:p>
          </table:table-cell>
          <table:table-cell table:style-name="ce5"/>
          <table:table-cell table:style-name="ce5" table:formula="of:=[.F88]" office:value-type="float" office:value="7704.535" calcext:value-type="float">
            <text:p>7.704,54</text:p>
          </table:table-cell>
          <table:table-cell table:style-name="ce5" table:formula="of:=[.E28]+[.C29]-[.D29]" office:value-type="float" office:value="27177.425" calcext:value-type="float">
            <text:p>27.177,43</text:p>
          </table:table-cell>
          <table:table-cell table:style-name="ce11" office:value-type="string" calcext:value-type="string">
            <text:p>HACI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ortak gider 2</text:p>
          </table:table-cell>
          <table:table-cell table:style-name="ce5"/>
          <table:table-cell table:style-name="ce5" table:formula="of:=[.F93]" office:value-type="float" office:value="1862.2" calcext:value-type="float">
            <text:p>1.862,20</text:p>
          </table:table-cell>
          <table:table-cell table:style-name="ce5" table:formula="of:=[.E29]+[.C30]-[.D30]" office:value-type="float" office:value="25315.225" calcext:value-type="float">
            <text:p>25.315,23</text:p>
          </table:table-cell>
          <table:table-cell table:style-name="ce11" table:formula="of:=[.E30]" office:value-type="float" office:value="25315.225" calcext:value-type="float">
            <text:p>25.315,23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string" calcext:value-type="string">
            <text:p>2011-2018</text:p>
          </table:table-cell>
          <table:table-cell table:style-name="ce5" office:value-type="string" calcext:value-type="string">
            <text:p>İsmail Balcı kira geliri</text:p>
          </table:table-cell>
          <table:table-cell table:style-name="ce5" table:formula="of:=[.F68]" office:value-type="float" office:value="50405" calcext:value-type="float">
            <text:p>50.405,00</text:p>
          </table:table-cell>
          <table:table-cell table:style-name="ce5"/>
          <table:table-cell table:style-name="ce5" table:formula="of:=[.E31]+[.C32]-[.D32]" office:value-type="float" office:value="50405" calcext:value-type="float">
            <text:p>50.405,00</text:p>
          </table:table-cell>
          <table:table-cell table:style-name="ce11" office:value-type="string" calcext:value-type="string">
            <text:p>İSMAİL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ortak gider 2</text:p>
          </table:table-cell>
          <table:table-cell table:style-name="ce5"/>
          <table:table-cell table:style-name="ce5" table:formula="of:=[.F93]" office:value-type="float" office:value="1862.2" calcext:value-type="float">
            <text:p>1.862,20</text:p>
          </table:table-cell>
          <table:table-cell table:style-name="ce5" table:formula="of:=[.E32]+[.C33]-[.D33]" office:value-type="float" office:value="48542.8" calcext:value-type="float">
            <text:p>48.542,80</text:p>
          </table:table-cell>
          <table:table-cell table:style-name="ce11" table:formula="of:=[.E33]" office:value-type="float" office:value="48542.8" calcext:value-type="float">
            <text:p>48.542,80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table:style-name="ce5" table:number-columns-repeated="4"/>
          <table:table-cell table:style-name="ce24" table:formula="of:=SUM([.F8:.F33])" office:value-type="float" office:value="443025.42" calcext:value-type="float">
            <text:p>443.025,42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table:style-name="ce11" office:value-type="string" calcext:value-type="string">
            <text:p>TOPLAMLAR</text:p>
          </table:table-cell>
          <table:table-cell table:style-name="ce11" table:formula="of:=SUM([.C3:.C34])" office:value-type="float" office:value="463750" calcext:value-type="float">
            <text:p>463.750,00</text:p>
          </table:table-cell>
          <table:table-cell table:style-name="ce11" table:formula="of:=SUM([.D3:.D34])" office:value-type="float" office:value="129312.08" calcext:value-type="float">
            <text:p>129.312,08</text:p>
          </table:table-cell>
          <table:table-cell table:style-name="ce22" table:formula="of:=[.C36]-[.D36]" office:value-type="float" office:value="334437.92" calcext:value-type="float">
            <text:p>334.437,92</text:p>
          </table:table-cell>
          <table:table-cell table:style-name="ce5"/>
          <table:table-cell table:style-name="Default" table:number-columns-repeated="9"/>
          <table:table-cell table:number-columns-repeated="1009"/>
        </table:table-row>
        <table:table-row table:style-name="ro3" table:number-rows-repeated="9">
          <table:table-cell table:style-name="Default" table:number-columns-repeated="15"/>
          <table:table-cell table:number-columns-repeated="1009"/>
        </table:table-row>
        <table:table-row table:style-name="ro2">
          <table:table-cell/>
          <table:table-cell table:style-name="ce5" table:number-columns-repeated="5"/>
          <table:table-cell table:style-name="Default" table:number-columns-repeated="9"/>
          <table:table-cell table:number-columns-repeated="1009"/>
        </table:table-row>
        <table:table-row table:style-name="ro3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4">
          <table:table-cell table:style-name="ce3" office:value-type="string" calcext:value-type="string">
            <text:p>2011-2018 YILLARI TOPLAM KİRA GELİRLERİNİN </text:p>
          </table:table-cell>
          <table:table-cell table:number-columns-repeated="5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<text:s/>HİSSE ORANLARINA GÖRE BÖLÜNMESİ</text:p>
          </table:table-cell>
          <table:table-cell table:style-name="Default" table:number-columns-repeated="4"/>
          <table:table-cell table:style-name="ce21" office:value-type="string" calcext:value-type="string">
            <text:p>SYF – 2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2011-2018</text:p>
          </table:table-cell>
          <table:table-cell table:style-name="ce12" office:value-type="string" calcext:value-type="string">
            <text:p>Ayşe</text:p>
          </table:table-cell>
          <table:table-cell table:style-name="ce12" office:value-type="string" calcext:value-type="string">
            <text:p>Ali 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 </text:p>
          </table:table-cell>
          <table:table-cell table:style-name="ce12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Lise kira geliri</text:p>
          </table:table-cell>
          <table:table-cell table:number-columns-repeated="4" table:style-name="ce13" office:value-type="percentage" office:value="0.25" calcext:value-type="percentage">
            <text:p>%25,00</text:p>
          </table:table-cell>
          <table:table-cell table:style-name="ce15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table:formula="of:=[Lise.G1]" office:value-type="float" office:value="179150" calcext:value-type="float">
            <text:p>179.150,00</text:p>
          </table:table-cell>
          <table:table-cell table:style-name="ce14" table:formula="of:=[.A54]*[.B53]" office:value-type="float" office:value="44787.5" calcext:value-type="float">
            <text:p>44.787,50</text:p>
          </table:table-cell>
          <table:table-cell table:style-name="ce14" table:formula="of:=[.C53]*[.A54]" office:value-type="float" office:value="44787.5" calcext:value-type="float">
            <text:p>44.787,50</text:p>
          </table:table-cell>
          <table:table-cell table:style-name="ce5" table:formula="of:=[.D53]*[.A54]" office:value-type="float" office:value="44787.5" calcext:value-type="float">
            <text:p>44.787,50</text:p>
          </table:table-cell>
          <table:table-cell table:style-name="ce14" table:formula="of:=[.E53]*[.A54]" office:value-type="float" office:value="44787.5" calcext:value-type="float">
            <text:p>44.787,50</text:p>
          </table:table-cell>
          <table:table-cell table:style-name="ce15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Aygaz Kira Geliri</text:p>
          </table:table-cell>
          <table:table-cell table:style-name="Default" table:number-columns-repeated="2"/>
          <table:table-cell table:style-name="ce13" office:value-type="percentage" office:value="0.45" calcext:value-type="percentage">
            <text:p>%45,00</text:p>
          </table:table-cell>
          <table:table-cell table:style-name="ce13" office:value-type="percentage" office:value="0.21" calcext:value-type="percentage">
            <text:p>%21,00</text:p>
          </table:table-cell>
          <table:table-cell table:style-name="ce2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table:formula="of:=[Aygaz.G1]" office:value-type="float" office:value="17650" calcext:value-type="float">
            <text:p>17.650,00</text:p>
          </table:table-cell>
          <table:table-cell table:style-name="ce15" table:number-columns-repeated="2"/>
          <table:table-cell table:style-name="ce5" table:formula="of:=[.D55]*[.A56]" office:value-type="float" office:value="7942.5" calcext:value-type="float">
            <text:p>7.942,50</text:p>
          </table:table-cell>
          <table:table-cell table:style-name="ce14" table:formula="of:=[.E55]*[.A56]" office:value-type="float" office:value="3706.5" calcext:value-type="float">
            <text:p>3.706,50</text:p>
          </table:table-cell>
          <table:table-cell table:style-name="ce14" table:formula="of:=[.F55]*[.A56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AP Yıkama</text:p>
          </table:table-cell>
          <table:table-cell table:style-name="Default" table:number-columns-repeated="2"/>
          <table:table-cell table:style-name="ce13" office:value-type="percentage" office:value="0.45" calcext:value-type="percentage">
            <text:p>%45,00</text:p>
          </table:table-cell>
          <table:table-cell table:style-name="ce13" office:value-type="percentage" office:value="0.21" calcext:value-type="percentage">
            <text:p>%21,00</text:p>
          </table:table-cell>
          <table:table-cell table:style-name="ce2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table:formula="of:=['AP Ykm'.G1]" office:value-type="float" office:value="109400" calcext:value-type="float">
            <text:p>109.400,00</text:p>
          </table:table-cell>
          <table:table-cell table:style-name="Default"/>
          <table:table-cell table:style-name="ce15"/>
          <table:table-cell table:style-name="ce5" table:formula="of:=[.D57]*[.A58]" office:value-type="float" office:value="49230" calcext:value-type="float">
            <text:p>49.230,00</text:p>
          </table:table-cell>
          <table:table-cell table:style-name="ce14" table:formula="of:=[.E57]*[.A58]" office:value-type="float" office:value="22974" calcext:value-type="float">
            <text:p>22.974,00</text:p>
          </table:table-cell>
          <table:table-cell table:style-name="ce14" table:formula="of:=[.F57]*[.A58]" office:value-type="float" office:value="37196" calcext:value-type="float">
            <text:p>37.196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AP Milangaz</text:p>
          </table:table-cell>
          <table:table-cell table:style-name="Default" table:number-columns-repeated="2"/>
          <table:table-cell table:style-name="ce13" office:value-type="percentage" office:value="0.45" calcext:value-type="percentage">
            <text:p>%45,00</text:p>
          </table:table-cell>
          <table:table-cell table:style-name="ce13" office:value-type="percentage" office:value="0.21" calcext:value-type="percentage">
            <text:p>%21,00</text:p>
          </table:table-cell>
          <table:table-cell table:style-name="ce2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table:formula="of:=[Mlngaz.G1]" office:value-type="float" office:value="21200" calcext:value-type="float">
            <text:p>21.200,00</text:p>
          </table:table-cell>
          <table:table-cell table:style-name="Default"/>
          <table:table-cell table:style-name="ce15"/>
          <table:table-cell table:style-name="ce5" table:formula="of:=[.D59]*[.A60]" office:value-type="float" office:value="9540" calcext:value-type="float">
            <text:p>9.540,00</text:p>
          </table:table-cell>
          <table:table-cell table:style-name="ce14" table:formula="of:=[.E59]*[.A60]" office:value-type="float" office:value="4452" calcext:value-type="float">
            <text:p>4.452,00</text:p>
          </table:table-cell>
          <table:table-cell table:style-name="ce14" table:formula="of:=[.F59]*[.A60]" office:value-type="float" office:value="7208" calcext:value-type="float">
            <text:p>7.208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Hz Depo</text:p>
          </table:table-cell>
          <table:table-cell table:style-name="Default"/>
          <table:table-cell table:number-columns-repeated="2" table:style-name="ce13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formula="of:=['Hzr Depo'.G9]" office:value-type="float" office:value="21000" calcext:value-type="float">
            <text:p>21.000,00</text:p>
          </table:table-cell>
          <table:table-cell table:style-name="ce15"/>
          <table:table-cell table:style-name="ce14" table:formula="of:=[.C61]*[.A62]" office:value-type="float" office:value="10500" calcext:value-type="float">
            <text:p>10.500,00</text:p>
          </table:table-cell>
          <table:table-cell table:style-name="ce5" table:formula="of:=[.D61]*[.A62]" office:value-type="float" office:value="10500" calcext:value-type="float">
            <text:p>10.500,00</text:p>
          </table:table-cell>
          <table:table-cell table:style-name="ce14"/>
          <table:table-cell table:style-name="ce15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Hz Yıkama</text:p>
          </table:table-cell>
          <table:table-cell table:style-name="Default"/>
          <table:table-cell table:number-columns-repeated="2" table:style-name="ce13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formula="of:=['Hzr Ykm'.G8]" office:value-type="float" office:value="63850" calcext:value-type="float">
            <text:p>63.850,00</text:p>
          </table:table-cell>
          <table:table-cell table:style-name="ce15"/>
          <table:table-cell table:style-name="ce14" table:formula="of:=[.C63]*[.A64]" office:value-type="float" office:value="31925" calcext:value-type="float">
            <text:p>31.925,00</text:p>
          </table:table-cell>
          <table:table-cell table:style-name="ce5" table:formula="of:=[.D63]*[.A64]" office:value-type="float" office:value="31925" calcext:value-type="float">
            <text:p>31.925,00</text:p>
          </table:table-cell>
          <table:table-cell table:style-name="ce15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Sanayi Acentalar</text:p>
          </table:table-cell>
          <table:table-cell table:style-name="Default"/>
          <table:table-cell table:number-columns-repeated="2" table:style-name="ce13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formula="of:=[Sanayi.G8]" office:value-type="float" office:value="34000" calcext:value-type="float">
            <text:p>34.000,00</text:p>
          </table:table-cell>
          <table:table-cell table:style-name="ce15"/>
          <table:table-cell table:style-name="ce14" table:formula="of:=[.C65]*[.A66]" office:value-type="float" office:value="17000" calcext:value-type="float">
            <text:p>17.000,00</text:p>
          </table:table-cell>
          <table:table-cell table:style-name="ce5" table:formula="of:=[.D65]*[.A66]" office:value-type="float" office:value="17000" calcext:value-type="float">
            <text:p>17.000,00</text:p>
          </table:table-cell>
          <table:table-cell table:style-name="ce15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TOPLAM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B68:.F68])" office:value-type="float" office:value="446250" calcext:value-type="float">
            <text:p>446250</text:p>
          </table:table-cell>
          <table:table-cell table:style-name="ce16" table:formula="of:=[.B66]+[.B64]+[.B62]+[.B60]+[.B58]+[.B56]+[.B54]" office:value-type="float" office:value="44787.5" calcext:value-type="float">
            <text:p>44.787,50</text:p>
          </table:table-cell>
          <table:table-cell table:style-name="ce16" table:formula="of:=[.C66]+[.C64]+[.C62]+[.C60]+[.C58]+[.C56]+[.C54]" office:value-type="float" office:value="104212.5" calcext:value-type="float">
            <text:p>104.212,50</text:p>
          </table:table-cell>
          <table:table-cell table:style-name="ce16" table:formula="of:=[.D66]+[.D64]+[.D62]+[.D60]+[.D58]+[.D56]+[.D54]" office:value-type="float" office:value="170925" calcext:value-type="float">
            <text:p>170.925,00</text:p>
          </table:table-cell>
          <table:table-cell table:style-name="ce16" table:formula="of:=[.E66]+[.E64]+[.E62]+[.E60]+[.E58]+[.E56]+[.E54]" office:value-type="float" office:value="75920" calcext:value-type="float">
            <text:p>75.920,00</text:p>
          </table:table-cell>
          <table:table-cell table:style-name="ce16" table:formula="of:=[.F66]+[.F64]+[.F62]+[.F60]+[.F58]+[.F56]+[.F54]" office:value-type="float" office:value="50405" calcext:value-type="float">
            <text:p>50.405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17" table:formula="of:=[.B68]/[.$E$9]" office:value-type="string" office:string-value="" calcext:value-type="error">
            <text:p>#SAYI/0!</text:p>
          </table:table-cell>
          <table:table-cell table:style-name="ce17" table:formula="of:=[.C68]/[.$E$9]" office:value-type="string" office:string-value="" calcext:value-type="error">
            <text:p>#SAYI/0!</text:p>
          </table:table-cell>
          <table:table-cell table:style-name="ce17" table:formula="of:=[.D68]/[.$E$9]" office:value-type="string" office:string-value="" calcext:value-type="error">
            <text:p>#SAYI/0!</text:p>
          </table:table-cell>
          <table:table-cell table:style-name="ce17" table:formula="of:=[.E68]/[.$E$9]" office:value-type="string" office:string-value="" calcext:value-type="error">
            <text:p>#SAYI/0!</text:p>
          </table:table-cell>
          <table:table-cell table:style-name="ce26" table:formula="of:=[.F68]/[.$E$9]" office:value-type="string" office:string-value="" calcext:value-type="error">
            <text:p>#SAYI/0!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12" office:value-type="string" calcext:value-type="string">
            <text:p>Ayşe</text:p>
          </table:table-cell>
          <table:table-cell table:style-name="ce12" office:value-type="string" calcext:value-type="string">
            <text:p>Ali 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 </text:p>
          </table:table-cell>
          <table:table-cell table:style-name="ce12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6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7" office:value-type="string" calcext:value-type="string">
            <text:p>2011-2018</text:p>
          </table:table-cell>
          <table:table-cell table:style-name="ce7" office:value-type="string" calcext:value-type="string">
            <text:p>YILLARI ORTAK GİDERLE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10" office:value-type="string" calcext:value-type="string">
            <text:p>HASİBE BALCI</text:p>
          </table:table-cell>
          <table:table-cell table:style-name="ce5" table:number-columns-repeated="2"/>
          <table:table-cell table:style-name="ce23"/>
          <table:table-cell table:style-name="ce18" office:value-type="float" office:value="10060.59" calcext:value-type="float">
            <text:p>10.060,59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10" office:value-type="string" calcext:value-type="string">
            <text:p>eski 4 kömür parası</text:p>
          </table:table-cell>
          <table:table-cell table:style-name="ce5" table:number-columns-repeated="2"/>
          <table:table-cell table:style-name="ce23"/>
          <table:table-cell table:style-name="ce18" office:value-type="float" office:value="210" calcext:value-type="float">
            <text:p>21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2" calcext:value-type="float">
            <text:p>2012</text:p>
          </table:table-cell>
          <table:table-cell table:style-name="ce10" office:value-type="string" calcext:value-type="string">
            <text:p>HASİBE BALCI</text:p>
          </table:table-cell>
          <table:table-cell table:style-name="ce5" table:number-columns-repeated="2"/>
          <table:table-cell table:style-name="ce23"/>
          <table:table-cell table:style-name="ce18" office:value-type="float" office:value="2869.96" calcext:value-type="float">
            <text:p>2.869,96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0" office:value-type="string" calcext:value-type="string">
            <text:p>avukat sözleşme</text:p>
          </table:table-cell>
          <table:table-cell table:style-name="ce5" table:number-columns-repeated="2"/>
          <table:table-cell table:style-name="ce23"/>
          <table:table-cell table:style-name="ce10" office:value-type="float" office:value="200" calcext:value-type="float">
            <text:p>20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3" calcext:value-type="float">
            <text:p>2013</text:p>
          </table:table-cell>
          <table:table-cell table:style-name="ce5" office:value-type="string" calcext:value-type="string">
            <text:p>HASİBE BALCI</text:p>
          </table:table-cell>
          <table:table-cell table:style-name="ce5" table:number-columns-repeated="2"/>
          <table:table-cell table:style-name="ce23"/>
          <table:table-cell table:style-name="ce5" office:value-type="float" office:value="2981.88" calcext:value-type="float">
            <text:p>2.981,88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4" calcext:value-type="float">
            <text:p>2014</text:p>
          </table:table-cell>
          <table:table-cell table:style-name="ce5" office:value-type="string" calcext:value-type="string">
            <text:p>HASİBE BALCI</text:p>
          </table:table-cell>
          <table:table-cell table:style-name="ce5" table:number-columns-repeated="2"/>
          <table:table-cell table:style-name="ce23"/>
          <table:table-cell table:style-name="ce5" office:value-type="float" office:value="2495.71" calcext:value-type="float">
            <text:p>2.495,71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5" office:value-type="string" calcext:value-type="string">
            <text:p>naciye annemin hesabı</text:p>
          </table:table-cell>
          <table:table-cell table:style-name="ce5" table:number-columns-repeated="2"/>
          <table:table-cell table:style-name="ce23"/>
          <table:table-cell table:style-name="ce5" office:value-type="float" office:value="6000" calcext:value-type="float">
            <text:p>6.00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0" office:value-type="string" calcext:value-type="string">
            <text:p>tapu masrafı ali balcı</text:p>
          </table:table-cell>
          <table:table-cell table:style-name="ce5" table:number-columns-repeated="2"/>
          <table:table-cell table:style-name="ce23"/>
          <table:table-cell table:style-name="ce10" office:value-type="float" office:value="1000" calcext:value-type="float">
            <text:p>1.00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0" office:value-type="string" calcext:value-type="string">
            <text:p>tapu masrafı ali balcı</text:p>
          </table:table-cell>
          <table:table-cell table:style-name="ce5" table:number-columns-repeated="2"/>
          <table:table-cell table:style-name="ce23"/>
          <table:table-cell table:style-name="ce10" office:value-type="float" office:value="5000" calcext:value-type="float">
            <text:p>5.00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1" office:value-type="string" calcext:value-type="string">
            <text:p>ayşe ali atila hacı ortak masraf toplamı</text:p>
          </table:table-cell>
          <table:table-cell table:style-name="ce5"/>
          <table:table-cell table:style-name="ce11"/>
          <table:table-cell table:style-name="ce23"/>
          <table:table-cell table:style-name="ce11" table:formula="of:=SUM([.F78:.F86])" office:value-type="float" office:value="30818.14" calcext:value-type="float">
            <text:p>30.818,14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1" office:value-type="string" calcext:value-type="string">
            <text:p>ortalama kişi başı masraf</text:p>
          </table:table-cell>
          <table:table-cell table:style-name="ce5"/>
          <table:table-cell table:style-name="ce11" office:value-type="float" office:value="4" calcext:value-type="float">
            <text:p>4,00</text:p>
          </table:table-cell>
          <table:table-cell table:style-name="ce23"/>
          <table:table-cell table:style-name="ce27" table:formula="of:=[.F87]/[.D88]" office:value-type="float" office:value="7704.535" calcext:value-type="float">
            <text:p>7.704,54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5" table:number-columns-repeated="3"/>
          <table:table-cell table:style-name="ce23"/>
          <table:table-cell table:style-name="ce5"/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5" office:value-type="string" calcext:value-type="string">
            <text:p>su vergi bldy</text:p>
          </table:table-cell>
          <table:table-cell table:style-name="ce5" table:number-columns-repeated="2"/>
          <table:table-cell table:style-name="ce23"/>
          <table:table-cell table:style-name="ce5" office:value-type="float" office:value="4291" calcext:value-type="float">
            <text:p>4.291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5" office:value-type="string" calcext:value-type="string">
            <text:p>emlak vergisi</text:p>
          </table:table-cell>
          <table:table-cell table:style-name="ce5" table:number-columns-repeated="2"/>
          <table:table-cell table:style-name="ce23"/>
          <table:table-cell table:style-name="ce5" office:value-type="float" office:value="5020" calcext:value-type="float">
            <text:p>5.020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8"/>
          <table:table-cell table:style-name="ce11" office:value-type="string" calcext:value-type="string">
            <text:p>ayşe ali atila hacı amca ortak masraf toplamı</text:p>
          </table:table-cell>
          <table:table-cell table:style-name="ce5"/>
          <table:table-cell table:style-name="ce11"/>
          <table:table-cell table:style-name="ce23"/>
          <table:table-cell table:style-name="ce11" table:formula="of:=SUM([.F90:.F91])" office:value-type="float" office:value="9311" calcext:value-type="float">
            <text:p>9.311,0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2">
          <table:table-cell table:style-name="ce5"/>
          <table:table-cell table:style-name="ce11" office:value-type="string" calcext:value-type="string">
            <text:p>ortalama kişi başı masraf</text:p>
          </table:table-cell>
          <table:table-cell table:style-name="ce5"/>
          <table:table-cell table:style-name="ce11" office:value-type="float" office:value="5" calcext:value-type="float">
            <text:p>5,00</text:p>
          </table:table-cell>
          <table:table-cell table:style-name="ce23"/>
          <table:table-cell table:style-name="ce27" table:formula="of:=[.F92]/[.D93]" office:value-type="float" office:value="1862.2" calcext:value-type="float">
            <text:p>1.862,20</text:p>
          </table:table-cell>
          <table:table-cell table:style-name="ce23"/>
          <table:table-cell table:style-name="Default"/>
          <table:table-cell table:number-columns-repeated="1016"/>
        </table:table-row>
        <table:table-row table:style-name="ro3" table:number-rows-repeated="2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9" office:value-type="string" calcext:value-type="string">
            <text:p>(ORTALAMA KİŞİ BAŞI MASRAF SAYFA 1 DE HERKESİN HESABINDAN AYRI AYRI DÜŞÜLDÜ)</text:p>
          </table:table-cell>
          <table:table-cell/>
          <table:table-cell table:style-name="Default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2018 YILI SONU </text:p>
          </table:table-cell>
          <table:table-cell table:number-columns-repeated="4"/>
          <table:table-cell table:style-name="ce21" office:value-type="string" calcext:value-type="string">
            <text:p>SYF – 3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DOĞUŞ – SELANİK – KİRA HESAP SONUÇLARI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SAYFA 1 DEN AKTARILAN TOPLAMLAR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ALİ <text:s/></text:p>
          </table:table-cell>
          <table:table-cell table:style-name="ce5" table:formula="of:=[.F14]" office:value-type="float" office:value="96020.765" calcext:value-type="float">
            <text:p>96.020,77</text:p>
          </table:table-cell>
          <table:table-cell table:style-name="ce5"/>
          <table:table-cell table:style-name="ce5" table:formula="of:=[.C104]" office:value-type="float" office:value="96020.765" calcext:value-type="float">
            <text:p>96.020,77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TİLA</text:p>
          </table:table-cell>
          <table:table-cell table:style-name="ce5" table:formula="of:=[.F21]" office:value-type="float" office:value="131633.265" calcext:value-type="float">
            <text:p>131.633,27</text:p>
          </table:table-cell>
          <table:table-cell table:style-name="ce5"/>
          <table:table-cell table:style-name="ce5" table:formula="of:=[.E104]+[.C105]-[.D105]" office:value-type="float" office:value="227654.03" calcext:value-type="float">
            <text:p>227.654,03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SANAİ DÜKKAN MASRAFI</text:p>
          </table:table-cell>
          <table:table-cell table:style-name="ce5" office:value-type="float" office:value="20000" calcext:value-type="float">
            <text:p>20.000,00</text:p>
          </table:table-cell>
          <table:table-cell table:style-name="ce5"/>
          <table:table-cell table:style-name="ce5" table:formula="of:=[.E105]+[.C106]-[.D106]" office:value-type="float" office:value="247654.03" calcext:value-type="float">
            <text:p>247.654,03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5" table:formula="of:=[.E106]+[.C107]-[.D107]" office:value-type="float" office:value="247654.03" calcext:value-type="float">
            <text:p>247.654,03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FORD TRANSİT</text:p>
          </table:table-cell>
          <table:table-cell table:style-name="ce5"/>
          <table:table-cell table:style-name="ce5" office:value-type="float" office:value="55000" calcext:value-type="float">
            <text:p>55.000,00</text:p>
          </table:table-cell>
          <table:table-cell table:style-name="ce5" table:formula="of:=[.E107]+[.C108]-[.D108]" office:value-type="float" office:value="192654.03" calcext:value-type="float">
            <text:p>192.654,03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selanik hesap</text:p>
          </table:table-cell>
          <table:table-cell table:style-name="ce5"/>
          <table:table-cell table:style-name="ce5" table:formula="of:=[selanik.G7]" office:value-type="float" office:value="79110.04" calcext:value-type="float">
            <text:p>79.110,04</text:p>
          </table:table-cell>
          <table:table-cell table:style-name="ce5" table:formula="of:=[.E108]+[.C109]-[.D109]" office:value-type="float" office:value="113543.99" calcext:value-type="float">
            <text:p>113.543,99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5" table:formula="of:=[.E109]+[.C110]-[.D110]" office:value-type="float" office:value="113543.99" calcext:value-type="float">
            <text:p>113.543,99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2018 yılı sonu doğuşun selaniğe borcu</text:p>
          </table:table-cell>
          <table:table-cell table:style-name="ce5" table:number-columns-repeated="2"/>
          <table:table-cell table:style-name="ce5" table:formula="of:=[.E110]+[.C111]-[.D111]" office:value-type="float" office:value="113543.99" calcext:value-type="float">
            <text:p>113.543,99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5" table:formula="of:=[.E111]+[.C112]-[.D112]" office:value-type="float" office:value="113543.99" calcext:value-type="float">
            <text:p>113.543,99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5" table:formula="of:=[.E112]+[.C113]-[.D113]" office:value-type="float" office:value="113543.99" calcext:value-type="float">
            <text:p>113.543,99</text:p>
          </table:table-cell>
          <table:table-cell table:style-name="ce5"/>
          <table:table-cell table:number-columns-repeated="1018"/>
        </table:table-row>
        <table:table-row table:style-name="ro2" table:number-rows-repeated="2">
          <table:table-cell/>
          <table:table-cell table:style-name="ce5" table:number-columns-repeated="5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" office:value-type="string" calcext:value-type="string">
            <text:p>2018 YILI SONU 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İSMAİL BALCI – DOĞUŞ – KİRA HESAP SONUÇLARI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2011-2018</text:p>
          </table:table-cell>
          <table:table-cell table:style-name="ce5" office:value-type="string" calcext:value-type="string">
            <text:p>İsmail Balcı kira geliri</text:p>
          </table:table-cell>
          <table:table-cell table:style-name="ce5" table:formula="of:=[.F33]" office:value-type="float" office:value="48542.8" calcext:value-type="float">
            <text:p>48.542,80</text:p>
          </table:table-cell>
          <table:table-cell table:style-name="ce5"/>
          <table:table-cell table:style-name="ce5" table:formula="of:=[.E117]+[.C127]-[.D127]" office:value-type="float" office:value="48542.8" calcext:value-type="float">
            <text:p>48.542,80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5" office:value-type="string" calcext:value-type="string">
            <text:p>DOĞUŞ KAPANIŞTA AMCAMIN BORCU</text:p>
          </table:table-cell>
          <table:table-cell table:style-name="ce5"/>
          <table:table-cell table:style-name="ce5" office:value-type="float" office:value="127611" calcext:value-type="float">
            <text:p>127.611,00</text:p>
          </table:table-cell>
          <table:table-cell table:style-name="ce5" table:formula="of:=[.E127]+[.C128]-[.D128]" office:value-type="float" office:value="-79068.2" calcext:value-type="float">
            <text:p>-79.068,20</text:p>
          </table:table-cell>
          <table:table-cell table:style-name="ce11" table:formula="of:=[.E128]" office:value-type="float" office:value="-79068.2" calcext:value-type="float">
            <text:p>-79.068,20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number-columns-repeated="1018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6" table:number-columns-repeated="2" table:default-cell-style-name="ce2"/>
        <table:table-column table:style-name="co19" table:default-cell-style-name="ce2"/>
        <table:table-row table:style-name="ro1">
          <table:table-cell/>
          <table:table-cell table:style-name="ce29" office:value-type="string" calcext:value-type="string">
            <text:p>Lise arkası Kira </text:p>
          </table:table-cell>
          <table:table-cell table:number-columns-repeated="3"/>
          <table:table-cell table:formula="of:=SUM([.F4:.F53])" office:value-type="float" office:value="179150" calcext:value-type="float">
            <text:p>179.150,00</text:p>
          </table:table-cell>
          <table:table-cell table:formula="of:=SUM([.G4:.G53])" office:value-type="float" office:value="179150" calcext:value-type="float">
            <text:p>179.150,00</text:p>
          </table:table-cell>
          <table:table-cell table:formula="of:=SUM([.H4:.H53])" office:value-type="float" office:value="179150" calcext:value-type="float">
            <text:p>179.150,00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2" office:value-type="string" calcext:value-type="string">
            <text:p>Artış %</text:p>
          </table:table-cell>
          <table:table-cell office:value-type="string" calcext:value-type="string">
            <text:p>Başlangıç</text:p>
          </table:table-cell>
          <table:table-cell office:value-type="string" calcext:value-type="string">
            <text:p>Bitiş</text:p>
          </table:table-cell>
          <table:table-cell office:value-type="string" calcext:value-type="string">
            <text:p>Kira bedeli</text:p>
          </table:table-cell>
          <table:table-cell office:value-type="string" calcext:value-type="string">
            <text:p>Ödeme</text:p>
          </table:table-cell>
          <table:table-cell office:value-type="string" calcext:value-type="string">
            <text:p>Bakiye</text:p>
          </table:table-cell>
        </table:table-row>
        <table:table-row table:style-name="ro3" table:number-rows-repeated="33">
          <table:table-cell table:number-columns-repeated="8"/>
        </table:table-row>
        <table:table-row table:style-name="ro3">
          <table:table-cell table:style-name="ce28" office:value-type="date" office:date-value="2018-09-02" calcext:value-type="date">
            <text:p>02.09.2018</text:p>
          </table:table-cell>
          <table:table-cell table:style-name="ce4" office:value-type="string" calcext:value-type="string">
            <text:p>Hacı Murat Balcı 382789 İşbank hesabına havale yapıldı </text:p>
          </table:table-cell>
          <table:table-cell/>
          <table:table-cell table:style-name="ce28" table:number-columns-repeated="2"/>
          <table:table-cell/>
          <table:table-cell table:style-name="ce30" office:value-type="float" office:value="32500" calcext:value-type="float">
            <text:p>32.500,00</text:p>
          </table:table-cell>
          <table:table-cell table:formula="of:=[.H39]+[.F38]-[.G38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15.8" calcext:value-type="float">
            <text:p>15,8</text:p>
          </table:table-cell>
          <table:table-cell table:style-name="ce28" office:value-type="date" office:date-value="2018-09-01" calcext:value-type="date">
            <text:p>01.09.2018</text:p>
          </table:table-cell>
          <table:table-cell table:style-name="ce28" office:value-type="date" office:date-value="2019-08-31" calcext:value-type="date">
            <text:p>31.08.2019</text:p>
          </table:table-cell>
          <table:table-cell office:value-type="float" office:value="32500" calcext:value-type="float">
            <text:p>32.500,00</text:p>
          </table:table-cell>
          <table:table-cell table:style-name="Default"/>
          <table:table-cell table:formula="of:=[.H40]+[.F39]-[.G39]" office:value-type="float" office:value="32500" calcext:value-type="float">
            <text:p>32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27500" calcext:value-type="float">
            <text:p>27.500,00</text:p>
          </table:table-cell>
          <table:table-cell table:formula="of:=[.H41]+[.F40]-[.G40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7-09-01" calcext:value-type="date">
            <text:p>01.09.2017</text:p>
          </table:table-cell>
          <table:table-cell table:style-name="ce28" office:value-type="date" office:date-value="2018-08-31" calcext:value-type="date">
            <text:p>31.08.2018</text:p>
          </table:table-cell>
          <table:table-cell office:value-type="float" office:value="27500" calcext:value-type="float">
            <text:p>27.500,00</text:p>
          </table:table-cell>
          <table:table-cell table:style-name="Default"/>
          <table:table-cell table:formula="of:=[.H42]+[.F41]-[.G41]" office:value-type="float" office:value="27500" calcext:value-type="float">
            <text:p>27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25000" calcext:value-type="float">
            <text:p>25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6-09-01" calcext:value-type="date">
            <text:p>01.09.2016</text:p>
          </table:table-cell>
          <table:table-cell table:style-name="ce28" office:value-type="date" office:date-value="2017-08-31" calcext:value-type="date">
            <text:p>31.08.2017</text:p>
          </table:table-cell>
          <table:table-cell office:value-type="float" office:value="25000" calcext:value-type="float">
            <text:p>25.000,00</text:p>
          </table:table-cell>
          <table:table-cell table:style-name="Default"/>
          <table:table-cell table:formula="of:=[.H44]+[.F43]-[.G43]" office:value-type="float" office:value="25000" calcext:value-type="float">
            <text:p>25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22550" calcext:value-type="float">
            <text:p>22.55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5-09-01" calcext:value-type="date">
            <text:p>01.09.2015</text:p>
          </table:table-cell>
          <table:table-cell table:style-name="ce28" office:value-type="date" office:date-value="2016-08-31" calcext:value-type="date">
            <text:p>31.08.2016</text:p>
          </table:table-cell>
          <table:table-cell office:value-type="float" office:value="22550" calcext:value-type="float">
            <text:p>22.550,00</text:p>
          </table:table-cell>
          <table:table-cell table:style-name="Default"/>
          <table:table-cell table:formula="of:=[.H46]+[.F45]-[.G45]" office:value-type="float" office:value="22550" calcext:value-type="float">
            <text:p>22.55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20500" calcext:value-type="float">
            <text:p>20.500,00</text:p>
          </table:table-cell>
          <table:table-cell table:formula="of:=[.H47]+[.F46]-[.G46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4-09-01" calcext:value-type="date">
            <text:p>01.09.2014</text:p>
          </table:table-cell>
          <table:table-cell table:style-name="ce28" office:value-type="date" office:date-value="2015-08-31" calcext:value-type="date">
            <text:p>31.08.2015</text:p>
          </table:table-cell>
          <table:table-cell office:value-type="float" office:value="20500" calcext:value-type="float">
            <text:p>20.500,00</text:p>
          </table:table-cell>
          <table:table-cell table:style-name="Default"/>
          <table:table-cell table:formula="of:=[.H48]+[.F47]-[.G47]" office:value-type="float" office:value="20500" calcext:value-type="float">
            <text:p>20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8700" calcext:value-type="float">
            <text:p>18.7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/>
          <table:table-cell table:style-name="ce28" office:value-type="date" office:date-value="2013-09-01" calcext:value-type="date">
            <text:p>01.09.2013</text:p>
          </table:table-cell>
          <table:table-cell table:style-name="ce28" office:value-type="date" office:date-value="2014-08-31" calcext:value-type="date">
            <text:p>31.08.2014</text:p>
          </table:table-cell>
          <table:table-cell office:value-type="float" office:value="18700" calcext:value-type="float">
            <text:p>18.700,00</text:p>
          </table:table-cell>
          <table:table-cell table:style-name="Default"/>
          <table:table-cell table:formula="of:=[.H50]+[.F49]-[.G49]" office:value-type="float" office:value="18700" calcext:value-type="float">
            <text:p>18.7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23600" calcext:value-type="float">
            <text:p>23.600,00</text:p>
          </table:table-cell>
          <table:table-cell table:formula="of:=[.H51]+[.F50]-[.G50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/>
          <table:table-cell table:style-name="ce28" office:value-type="date" office:date-value="2012-09-01" calcext:value-type="date">
            <text:p>01.09.2012</text:p>
          </table:table-cell>
          <table:table-cell table:style-name="ce28" office:value-type="date" office:date-value="2013-08-31" calcext:value-type="date">
            <text:p>31.08.2013</text:p>
          </table:table-cell>
          <table:table-cell office:value-type="float" office:value="23600" calcext:value-type="float">
            <text:p>23.600,00</text:p>
          </table:table-cell>
          <table:table-cell table:style-name="Default"/>
          <table:table-cell table:formula="of:=[.H52]+[.F51]-[.G51]" office:value-type="float" office:value="23600" calcext:value-type="float">
            <text:p>23.6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8800" calcext:value-type="float">
            <text:p>8.8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1-09-01" calcext:value-type="date">
            <text:p>01.09.2011</text:p>
          </table:table-cell>
          <table:table-cell office:value-type="string" calcext:value-type="string">
            <text:p>Dursun Çalışkan Kira bedeli</text:p>
          </table:table-cell>
          <table:table-cell/>
          <table:table-cell table:style-name="ce28" office:value-type="date" office:date-value="2011-09-01" calcext:value-type="date">
            <text:p>01.09.2011</text:p>
          </table:table-cell>
          <table:table-cell table:style-name="ce28" office:value-type="date" office:date-value="2012-08-31" calcext:value-type="date">
            <text:p>31.08.2012</text:p>
          </table:table-cell>
          <table:table-cell office:value-type="float" office:value="8800" calcext:value-type="float">
            <text:p>8.800,00</text:p>
          </table:table-cell>
          <table:table-cell table:style-name="Default"/>
          <table:table-cell table:formula="of:=[.F53]" office:value-type="float" office:value="8800" calcext:value-type="float">
            <text:p>8.800,00</text:p>
          </table:table-cell>
        </table:table-row>
        <table:table-row table:style-name="ro3">
          <table:table-cell table:number-columns-repeated="5"/>
          <table:table-cell table:style-name="Default"/>
          <table:table-cell table:number-columns-repeated="2"/>
        </table:table-row>
        <table:table-row table:style-name="ro3" table:number-rows-repeated="104852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ygaz" table:style-name="ta1">
        <table:table-column table:style-name="co16" table:default-cell-style-name="Default"/>
        <table:table-column table:style-name="co20" table:default-cell-style-name="Default"/>
        <table:table-column table:style-name="co18" table:default-cell-style-name="ce2"/>
        <table:table-column table:style-name="co16" table:number-columns-repeated="2" table:default-cell-style-name="Default"/>
        <table:table-column table:style-name="co16" table:number-columns-repeated="3" table:default-cell-style-name="ce2"/>
        <table:table-row table:style-name="ro1">
          <table:table-cell/>
          <table:table-cell table:style-name="ce29" office:value-type="string" calcext:value-type="string">
            <text:p>Ali Paşa Aygaz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4:.F48])" office:value-type="float" office:value="23000" calcext:value-type="float">
            <text:p>23.000,00</text:p>
          </table:table-cell>
          <table:table-cell table:style-name="ce7" table:formula="of:=SUM([.G4:.G48])" office:value-type="float" office:value="17650" calcext:value-type="float">
            <text:p>17.650,00</text:p>
          </table:table-cell>
          <table:table-cell table:style-name="ce7" table:formula="of:=[.F1]-[.G1]" office:value-type="float" office:value="5350" calcext:value-type="float">
            <text:p>5.35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 table:number-rows-repeated="7">
          <table:table-cell table:style-name="ce28"/>
          <table:table-cell table:number-columns-repeated="7"/>
        </table:table-row>
        <table:table-row table:style-name="ro3">
          <table:table-cell table:style-name="ce28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3">
          <table:table-cell table:style-name="ce28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3">
          <table:table-cell table:style-name="ce28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28" office:value-type="date" office:date-value="2018-10-05" calcext:value-type="date">
            <text:p>05.10.2018</text:p>
          </table:table-cell>
          <table:table-cell table:style-name="ce28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3">
          <table:table-cell table:style-name="ce32"/>
          <table:table-cell table:style-name="ce33"/>
          <table:table-cell table:style-name="ce35"/>
          <table:table-cell table:style-name="ce33" table:number-columns-repeated="2"/>
          <table:table-cell table:style-name="ce35" table:number-columns-repeated="3"/>
        </table:table-row>
        <table:table-row table:style-name="ro3">
          <table:table-cell table:style-name="ce28"/>
          <table:table-cell office:value-type="string" calcext:value-type="string">
            <text:p>2400 TL lik senedi var</text:p>
          </table:table-cell>
          <table:table-cell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office:value-type="string" calcext:value-type="string">
            <text:p>1700 tl borcu kaldı </text:p>
          </table:table-cell>
          <table:table-cell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office:value-type="string" calcext:value-type="string">
            <text:p>aygaza ait çelik kasayıda giderken çaldılar</text:p>
          </table:table-cell>
          <table:table-cell/>
          <table:table-cell table:style-name="ce28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3">
          <table:table-cell table:style-name="ce28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2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3">
          <table:table-cell table:style-name="ce28"/>
          <table:table-cell office:value-type="string" calcext:value-type="string">
            <text:p>kk </text:p>
          </table:table-cell>
          <table:table-cell/>
          <table:table-cell table:style-name="ce2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3">
          <table:table-cell table:style-name="ce28"/>
          <table:table-cell office:value-type="string" calcext:value-type="string">
            <text:p>kk </text:p>
          </table:table-cell>
          <table:table-cell/>
          <table:table-cell table:style-name="ce28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3">
          <table:table-cell table:style-name="ce28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Samet Mine kira bedeli</text:p>
          </table:table-cell>
          <table:table-cell/>
          <table:table-cell table:style-name="ce28" office:value-type="date" office:date-value="2017-08-04" calcext:value-type="date">
            <text:p>04.08.2017</text:p>
          </table:table-cell>
          <table:table-cell table:style-name="ce28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3">
          <table:table-cell table:style-name="ce32"/>
          <table:table-cell table:style-name="ce33"/>
          <table:table-cell table:style-name="ce35"/>
          <table:table-cell table:style-name="ce32" table:number-columns-repeated="2"/>
          <table:table-cell table:style-name="ce35" table:number-columns-repeated="3"/>
        </table:table-row>
        <table:table-row table:style-name="ro3">
          <table:table-cell table:style-name="ce28"/>
          <table:table-cell office:value-type="string" calcext:value-type="string">
            <text:p>3500 TL senet yapıldı ödemedi</text:p>
          </table:table-cell>
          <table:table-cell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style-name="ce4" office:value-type="string" calcext:value-type="string">
            <text:p>senet icrada</text:p>
          </table:table-cell>
          <table:table-cell table:style-name="ce30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3">
          <table:table-cell table:style-name="ce28"/>
          <table:table-cell office:value-type="string" calcext:value-type="string">
            <text:p>İsmail Tağaç Kira Bedeli</text:p>
          </table:table-cell>
          <table:table-cell/>
          <table:table-cell table:style-name="ce28" office:value-type="date" office:date-value="2017-01-20" calcext:value-type="date">
            <text:p>20.01.2017</text:p>
          </table:table-cell>
          <table:table-cell table:style-name="ce28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3">
          <table:table-cell table:style-name="ce28" office:value-type="date" office:date-value="2016-10-20" calcext:value-type="date">
            <text:p>20.10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3">
          <table:table-cell table:style-name="ce28" office:value-type="date" office:date-value="2016-07-20" calcext:value-type="date">
            <text:p>20.07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3">
          <table:table-cell table:style-name="ce28" office:value-type="date" office:date-value="2016-06-20" calcext:value-type="date">
            <text:p>20.06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3">
          <table:table-cell table:style-name="ce28" office:value-type="date" office:date-value="2016-05-20" calcext:value-type="date">
            <text:p>20.05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3">
          <table:table-cell table:style-name="ce28" office:value-type="date" office:date-value="2016-04-20" calcext:value-type="date">
            <text:p>20.04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3">
          <table:table-cell table:style-name="ce28" office:value-type="date" office:date-value="2016-03-20" calcext:value-type="date">
            <text:p>20.03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3">
          <table:table-cell table:style-name="ce28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3">
          <table:table-cell table:style-name="ce28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3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28" office:value-type="date" office:date-value="2016-01-20" calcext:value-type="date">
            <text:p>20.01.2016</text:p>
          </table:table-cell>
          <table:table-cell table:style-name="ce28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3">
          <table:table-cell table:style-name="ce28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3">
          <table:table-cell table:style-name="ce28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3">
          <table:table-cell table:style-name="ce28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3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3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28" office:value-type="date" office:date-value="2015-01-20" calcext:value-type="date">
            <text:p>20.01.2015</text:p>
          </table:table-cell>
          <table:table-cell table:style-name="ce28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3">
          <table:table-cell table:style-name="ce33" table:number-columns-repeated="2"/>
          <table:table-cell table:style-name="ce35"/>
          <table:table-cell table:style-name="ce33" table:number-columns-repeated="2"/>
          <table:table-cell table:style-name="ce35" table:number-columns-repeated="3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3" table:number-rows-repeated="104852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P Ykm" table:style-name="ta1">
        <table:table-column table:style-name="co16" table:default-cell-style-name="Default"/>
        <table:table-column table:style-name="co20" table:default-cell-style-name="Default"/>
        <table:table-column table:style-name="co18" table:default-cell-style-name="ce2"/>
        <table:table-column table:style-name="co16" table:number-columns-repeated="2" table:default-cell-style-name="Default"/>
        <table:table-column table:style-name="co16" table:number-columns-repeated="3" table:default-cell-style-name="ce2"/>
        <table:table-row table:style-name="ro1">
          <table:table-cell/>
          <table:table-cell table:style-name="ce29" office:value-type="string" calcext:value-type="string">
            <text:p>Ali Paşa Yıkama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4:.F53])" office:value-type="float" office:value="109900" calcext:value-type="float">
            <text:p>109.900,00</text:p>
          </table:table-cell>
          <table:table-cell table:style-name="ce7" table:formula="of:=SUM([.G4:.G53])" office:value-type="float" office:value="109400" calcext:value-type="float">
            <text:p>109.400,00</text:p>
          </table:table-cell>
          <table:table-cell table:style-name="ce7" table:formula="of:=[.F1]-[.G1]" office:value-type="float" office:value="500" calcext:value-type="float">
            <text:p>50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 table:number-rows-repeated="17">
          <table:table-cell table:number-columns-repeated="8"/>
        </table:table-row>
        <table:table-row table:style-name="ro3">
          <table:table-cell table:number-columns-repeated="7"/>
          <table:table-cell table:formula="of:=[.H22]+[.F21]-[.G21]" office:value-type="float" office:value="500" calcext:value-type="float">
            <text:p>500,00</text:p>
          </table:table-cell>
        </table:table-row>
        <table:table-row table:style-name="ro3">
          <table:table-cell table:style-name="ce28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</table:table-row>
        <table:table-row table:style-name="ro3">
          <table:table-cell table:style-name="ce28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</table:table-row>
        <table:table-row table:style-name="ro3">
          <table:table-cell table:style-name="ce28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</table:table-row>
        <table:table-row table:style-name="ro3">
          <table:table-cell table:style-name="ce28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</table:table-row>
        <table:table-row table:style-name="ro3">
          <table:table-cell table:style-name="ce28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</table:table-row>
        <table:table-row table:style-name="ro3">
          <table:table-cell table:style-name="ce28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28" office:value-type="date" office:date-value="2018-07-01" calcext:value-type="date">
            <text:p>01.07.2018</text:p>
          </table:table-cell>
          <table:table-cell table:style-name="ce28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2017 kaln borç farkı % 15,80</text:p>
          </table:table-cell>
          <table:table-cell/>
          <table:table-cell table:style-name="ce28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</table:table-row>
        <table:table-row table:style-name="ro3">
          <table:table-cell table:style-name="ce28"/>
          <table:table-cell table:style-name="ce4" office:value-type="string" calcext:value-type="string">
            <text:p>2017 yılından kalan borç</text:p>
          </table:table-cell>
          <table:table-cell table:style-name="ce30"/>
          <table:table-cell table:style-name="ce28" table:number-columns-repeated="2"/>
          <table:table-cell table:number-columns-repeated="2"/>
          <table:table-cell table:style-name="ce30" table:formula="of:=[.H30]+[.F29]-[.G29]" office:value-type="float" office:value="2525" calcext:value-type="float">
            <text:p>2.525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</table:table-row>
        <table:table-row table:style-name="ro3">
          <table:table-cell table:style-name="ce28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28" office:value-type="date" office:date-value="2017-07-01" calcext:value-type="date">
            <text:p>01.07.2017</text:p>
          </table:table-cell>
          <table:table-cell table:style-name="ce28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</table:table-row>
        <table:table-row table:style-name="ro3">
          <table:table-cell table:style-name="ce28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</table:table-row>
        <table:table-row table:style-name="ro3">
          <table:table-cell table:style-name="ce28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</table:table-row>
        <table:table-row table:style-name="ro3">
          <table:table-cell table:style-name="ce28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8" office:value-type="date" office:date-value="2017-05-01" calcext:value-type="date">
            <text:p>01.05.2017</text:p>
          </table:table-cell>
          <table:table-cell table:style-name="ce28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</table:table-row>
        <table:table-row table:style-name="ro3">
          <table:table-cell table:style-name="ce28"/>
          <table:table-cell table:style-name="ce4" office:value-type="string" calcext:value-type="string">
            <text:p>2016 yılından kalan borç</text:p>
          </table:table-cell>
          <table:table-cell table:style-name="ce30"/>
          <table:table-cell table:style-name="ce28" table:number-columns-repeated="2"/>
          <table:table-cell table:number-columns-repeated="2"/>
          <table:table-cell table:style-name="ce30" table:formula="of:=[.H36]+[.F35]-[.G35]" office:value-type="float" office:value="1875" calcext:value-type="float">
            <text:p>1.875,00</text:p>
          </table:table-cell>
        </table:table-row>
        <table:table-row table:style-name="ro3">
          <table:table-cell table:style-name="ce28" office:value-type="date" office:date-value="2016-08-01" calcext:value-type="date">
            <text:p>01.08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</table:table-row>
        <table:table-row table:style-name="ro3">
          <table:table-cell table:style-name="ce28" office:value-type="date" office:date-value="2016-07-19" calcext:value-type="date">
            <text:p>19.07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</table:table-row>
        <table:table-row table:style-name="ro3">
          <table:table-cell table:style-name="ce28" office:value-type="date" office:date-value="2016-04-03" calcext:value-type="date">
            <text:p>03.04.2016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</table:table-row>
        <table:table-row table:style-name="ro3">
          <table:table-cell table:style-name="ce28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28" office:value-type="date" office:date-value="2016-05-01" calcext:value-type="date">
            <text:p>01.05.2016</text:p>
          </table:table-cell>
          <table:table-cell table:style-name="ce28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</table:table-row>
        <table:table-row table:style-name="ro3">
          <table:table-cell table:style-name="ce28"/>
          <table:table-cell table:style-name="ce4" office:value-type="string" calcext:value-type="string">
            <text:p>2015 yılından kalan borç</text:p>
          </table:table-cell>
          <table:table-cell table:style-name="ce30"/>
          <table:table-cell table:style-name="ce28" table:number-columns-repeated="2"/>
          <table:table-cell table:number-columns-repeated="2"/>
          <table:table-cell table:style-name="ce30" table:formula="of:=[.H41]+[.F40]-[.G40]" office:value-type="float" office:value="1250" calcext:value-type="float">
            <text:p>1.25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</table:table-row>
        <table:table-row table:style-name="ro3">
          <table:table-cell table:style-name="ce28" office:value-type="date" office:date-value="2017-09-02" calcext:value-type="date">
            <text:p>02.09.2017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</table:table-row>
        <table:table-row table:style-name="ro3">
          <table:table-cell table:style-name="ce28" office:value-type="date" office:date-value="2015-07-27" calcext:value-type="date">
            <text:p>27.07.2015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</table:table-row>
        <table:table-row table:style-name="ro3">
          <table:table-cell table:style-name="ce28" office:value-type="date" office:date-value="2015-07-20" calcext:value-type="date">
            <text:p>20.07.2015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</table:table-row>
        <table:table-row table:style-name="ro3">
          <table:table-cell table:style-name="ce28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28" office:value-type="date" office:date-value="2015-05-01" calcext:value-type="date">
            <text:p>01.05.2015</text:p>
          </table:table-cell>
          <table:table-cell table:style-name="ce28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</table:table-row>
        <table:table-row table:style-name="ro3">
          <table:table-cell table:style-name="ce28"/>
          <table:table-cell table:style-name="ce4" office:value-type="string" calcext:value-type="string">
            <text:p>2014 yılından kalan borç</text:p>
          </table:table-cell>
          <table:table-cell table:style-name="ce30"/>
          <table:table-cell table:style-name="ce28" table:number-columns-repeated="2"/>
          <table:table-cell table:number-columns-repeated="2"/>
          <table:table-cell table:style-name="ce30" table:formula="of:=[.H49]+[.F48]-[.G48]" office:value-type="float" office:value="1500" calcext:value-type="float">
            <text:p>1.500,00</text:p>
          </table:table-cell>
        </table:table-row>
        <table:table-row table:style-name="ro3">
          <table:table-cell table:style-name="ce28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</table:table-row>
        <table:table-row table:style-name="ro3">
          <table:table-cell table:style-name="ce28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8" office:value-type="date" office:date-value="2014-05-01" calcext:value-type="date">
            <text:p>01.05.2014</text:p>
          </table:table-cell>
          <table:table-cell table:style-name="ce28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</table:table-row>
        <table:table-row table:style-name="ro3">
          <table:table-cell table:style-name="ce28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8" office:value-type="date" office:date-value="2013-05-01" calcext:value-type="date">
            <text:p>01.05.2013</text:p>
          </table:table-cell>
          <table:table-cell table:style-name="ce28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8" office:value-type="date" office:date-value="2012-05-01" calcext:value-type="date">
            <text:p>01.05.2012</text:p>
          </table:table-cell>
          <table:table-cell table:style-name="ce28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8" office:value-type="date" office:date-value="2011-05-01" calcext:value-type="date">
            <text:p>01.05.2011</text:p>
          </table:table-cell>
          <table:table-cell table:style-name="ce28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</table:table-row>
        <table:table-row table:style-name="ro3" table:number-rows-repeated="104852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ce2"/>
        <table:table-column table:style-name="co15" table:number-columns-repeated="2" table:default-cell-style-name="ce2"/>
        <table:table-row table:style-name="ro3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4:.F66])" office:value-type="float" office:value="21200" calcext:value-type="float">
            <text:p>21.200,00</text:p>
          </table:table-cell>
          <table:table-cell table:style-name="ce7" table:formula="of:=SUM([.G4:.G66])" office:value-type="float" office:value="21200" calcext:value-type="float">
            <text:p>21.200,00</text:p>
          </table:table-cell>
          <table:table-cell table:style-name="ce7" table:formula="of:=[.F1]-[.G1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 table:number-rows-repeated="16">
          <table:table-cell table:number-columns-repeated="8"/>
        </table:table-row>
        <table:table-row table:style-name="ro3">
          <table:table-cell table:style-name="ce28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3">
          <table:table-cell table:style-name="ce28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3">
          <table:table-cell table:style-name="ce28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3">
          <table:table-cell table:style-name="ce28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28"/>
          <table:table-cell table:style-name="ce28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3">
          <table:table-cell table:style-name="ce28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28" office:value-type="date" office:date-value="2018-06-30" calcext:value-type="date">
            <text:p>30.06.2018</text:p>
          </table:table-cell>
          <table:table-cell table:style-name="ce28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7-06-10" calcext:value-type="date">
            <text:p>10.06.2017</text:p>
          </table:table-cell>
          <table:table-cell table:style-name="ce4" office:value-type="string" calcext:value-type="string">
            <text:p>nakit</text:p>
          </table:table-cell>
          <table:table-cell table:style-name="ce30"/>
          <table:table-cell table:style-name="ce28"/>
          <table:table-cell table:style-name="ce28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3">
          <table:table-cell table:style-name="ce28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28" office:value-type="date" office:date-value="2017-06-10" calcext:value-type="date">
            <text:p>10.06.2017</text:p>
          </table:table-cell>
          <table:table-cell table:style-name="ce28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bakit</text:p>
          </table:table-cell>
          <table:table-cell/>
          <table:table-cell table:style-name="ce28"/>
          <table:table-cell table:style-name="ce28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28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nakit</text:p>
          </table:table-cell>
          <table:table-cell/>
          <table:table-cell table:style-name="ce28"/>
          <table:table-cell table:style-name="ce28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28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3">
          <table:table-cell table:style-name="ce37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28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28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28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28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 table:number-columns-repeated="3"/>
        </table:table-row>
        <table:table-row table:style-name="ro3" table:number-rows-repeated="4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 table:number-columns-repeated="3"/>
        </table:table-row>
        <table:table-row table:style-name="ro3" table:number-rows-repeated="9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2">
          <table:table-cell table:style-name="ce28"/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style-name="ce28" table:number-columns-repeated="2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 table:number-rows-repeated="5">
          <table:table-cell table:style-name="ce28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/>
          <table:table-cell table:style-name="ce28" table:number-columns-repeated="2"/>
          <table:table-cell/>
          <table:table-cell table:style-name="Default"/>
          <table:table-cell/>
        </table:table-row>
        <table:table-row table:style-name="ro3" table:number-rows-repeated="8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GİDER" table:style-name="ta1">
        <table:table-column table:style-name="co15" table:default-cell-style-name="ce39"/>
        <table:table-column table:style-name="co15" table:number-columns-repeated="4" table:default-cell-style-name="Default"/>
        <table:table-row table:style-name="ro3">
          <table:table-cell table:style-name="ce38" office:value-type="string" calcext:value-type="string">
            <text:p>2011-2018</text:p>
          </table:table-cell>
          <table:table-cell table:style-name="ce4" office:value-type="string" calcext:value-type="string">
            <text:p>ORTAK GİDERLER</text:p>
          </table:table-cell>
          <table:table-cell table:style-name="ce4"/>
          <table:table-cell table:number-columns-repeated="2"/>
        </table:table-row>
        <table:table-row table:style-name="ro3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40" office:value-type="string" calcext:value-type="string">
            <text:p>HASİBE BALCI</text:p>
          </table:table-cell>
          <table:table-cell table:style-name="ce2"/>
          <table:table-cell table:style-name="ce41" office:value-type="float" office:value="10060.59" calcext:value-type="float">
            <text:p>10.060,59</text:p>
          </table:table-cell>
          <table:table-cell table:style-name="ce2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40" office:value-type="string" calcext:value-type="string">
            <text:p>eski 4 kömür parası</text:p>
          </table:table-cell>
          <table:table-cell table:style-name="ce2"/>
          <table:table-cell table:style-name="ce41" office:value-type="float" office:value="210" calcext:value-type="float">
            <text:p>210,00</text:p>
          </table:table-cell>
          <table:table-cell table:style-name="ce2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40" office:value-type="string" calcext:value-type="string">
            <text:p>HASİBE BALCI</text:p>
          </table:table-cell>
          <table:table-cell table:style-name="ce2"/>
          <table:table-cell table:style-name="ce41" office:value-type="float" office:value="2869.96" calcext:value-type="float">
            <text:p>2.869,96</text:p>
          </table:table-cell>
          <table:table-cell table:style-name="ce2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40" office:value-type="string" calcext:value-type="string">
            <text:p>avukat sözleşme</text:p>
          </table:table-cell>
          <table:table-cell table:style-name="ce2"/>
          <table:table-cell table:style-name="ce40" office:value-type="float" office:value="200" calcext:value-type="float">
            <text:p>200,00</text:p>
          </table:table-cell>
          <table:table-cell table:style-name="ce2" table:formula="of:=[.E5]+[.C6]-[.D6]" office:value-type="float" office:value="-13340.55" calcext:value-type="float">
            <text:p>-13.340,5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HASİBE BALCI</text:p>
          </table:table-cell>
          <table:table-cell table:style-name="ce2"/>
          <table:table-cell table:style-name="ce2" office:value-type="float" office:value="2981.88" calcext:value-type="float">
            <text:p>2.981,88</text:p>
          </table:table-cell>
          <table:table-cell table:style-name="ce2" table:formula="of:=[.E6]+[.C7]-[.D7]" office:value-type="float" office:value="-16322.43" calcext:value-type="float">
            <text:p>-16.322,4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HASİBE BALCI</text:p>
          </table:table-cell>
          <table:table-cell table:style-name="ce2"/>
          <table:table-cell table:style-name="ce2" office:value-type="float" office:value="2495.71" calcext:value-type="float">
            <text:p>2.495,71</text:p>
          </table:table-cell>
          <table:table-cell table:style-name="ce2" table:formula="of:=[.E7]+[.C8]-[.D8]" office:value-type="float" office:value="-18818.14" calcext:value-type="float">
            <text:p>-18.818,14</text:p>
          </table:table-cell>
        </table:table-row>
        <table:table-row table:style-name="ro3">
          <table:table-cell/>
          <table:table-cell table:style-name="ce2" office:value-type="string" calcext:value-type="string">
            <text:p>naciye annemin hesabı</text:p>
          </table:table-cell>
          <table:table-cell table:style-name="ce2"/>
          <table:table-cell table:style-name="ce2" office:value-type="float" office:value="6000" calcext:value-type="float">
            <text:p>6.000,00</text:p>
          </table:table-cell>
          <table:table-cell table:style-name="ce2" table:formula="of:=[.E8]+[.C9]-[.D9]" office:value-type="float" office:value="-24818.14" calcext:value-type="float">
            <text:p>-24.818,1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40" office:value-type="string" calcext:value-type="string">
            <text:p>tapu masrafı ali balcı</text:p>
          </table:table-cell>
          <table:table-cell table:style-name="ce2"/>
          <table:table-cell table:style-name="ce40" office:value-type="float" office:value="1000" calcext:value-type="float">
            <text:p>1.000,00</text:p>
          </table:table-cell>
          <table:table-cell table:style-name="ce2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40" office:value-type="string" calcext:value-type="string">
            <text:p>tapu masrafı ali balcı</text:p>
          </table:table-cell>
          <table:table-cell table:style-name="ce2"/>
          <table:table-cell table:style-name="ce40" office:value-type="float" office:value="5000" calcext:value-type="float">
            <text:p>5.000,00</text:p>
          </table:table-cell>
          <table:table-cell table:style-name="ce2" table:formula="of:=[.E11]+[.C12]-[.D12]" office:value-type="float" office:value="-30818.14" calcext:value-type="float">
            <text:p>-30.818,1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12]+[.C13]-[.D13]" office:value-type="float" office:value="-30818.14" calcext:value-type="float">
            <text:p>-30.818,14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su vergi bldy</text:p>
          </table:table-cell>
          <table:table-cell table:style-name="ce2"/>
          <table:table-cell table:style-name="ce2" office:value-type="float" office:value="4291" calcext:value-type="float">
            <text:p>4.291,00</text:p>
          </table:table-cell>
          <table:table-cell table:style-name="ce2" table:formula="of:=[.E13]+[.C14]-[.D14]" office:value-type="float" office:value="-35109.14" calcext:value-type="float">
            <text:p>-35.109,14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emlak vergisi</text:p>
          </table:table-cell>
          <table:table-cell table:style-name="ce2"/>
          <table:table-cell table:style-name="ce2" office:value-type="float" office:value="5020" calcext:value-type="float">
            <text:p>5.020,00</text:p>
          </table:table-cell>
          <table:table-cell table:style-name="ce2" table:formula="of:=[.E14]+[.C15]-[.D15]" office:value-type="float" office:value="-40129.14" calcext:value-type="float">
            <text:p>-40.129,14</text:p>
          </table:table-cell>
        </table:table-row>
        <table:table-row table:style-name="ro3">
          <table:table-cell/>
          <table:table-cell table:style-name="ce2" table:number-columns-repeated="3"/>
          <table:table-cell table:style-name="ce2" table:formula="of:=[.E15]+[.C16]-[.D16]" office:value-type="float" office:value="-40129.14" calcext:value-type="float">
            <text:p>-40.129,1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40" office:value-type="string" calcext:value-type="string">
            <text:p>kombi</text:p>
          </table:table-cell>
          <table:table-cell table:style-name="ce2"/>
          <table:table-cell table:style-name="ce40" office:value-type="float" office:value="11720" calcext:value-type="float">
            <text:p>11.720,00</text:p>
          </table:table-cell>
          <table:table-cell table:style-name="ce2" table:formula="of:=[.E17]+[.C18]-[.D18]" office:value-type="float" office:value="-51849.14" calcext:value-type="float">
            <text:p>-51.849,1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40" office:value-type="string" calcext:value-type="string">
            <text:p>AYŞE KİRA VERGİSİ</text:p>
          </table:table-cell>
          <table:table-cell table:style-name="ce2"/>
          <table:table-cell table:style-name="ce40" office:value-type="float" office:value="949.9" calcext:value-type="float">
            <text:p>949,90</text:p>
          </table:table-cell>
          <table:table-cell table:style-name="ce2" table:formula="of:=[.E19]+[.C20]-[.D20]" office:value-type="float" office:value="-52799.04" calcext:value-type="float">
            <text:p>-52.799,0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20]+[.C21]-[.D21]" office:value-type="float" office:value="-52799.04" calcext:value-type="float">
            <text:p>-52.799,04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2" table:formula="of:=[.E21]+[.C22]-[.D22]" office:value-type="float" office:value="-52799.04" calcext:value-type="float">
            <text:p>-52.799,04</text:p>
          </table:table-cell>
        </table:table-row>
        <table:table-row table:style-name="ro3">
          <table:table-cell/>
          <table:table-cell table:style-name="ce2" table:number-columns-repeated="3"/>
          <table:table-cell table:style-name="ce2" table:formula="of:=[.E22]+[.C23]-[.D23]" office:value-type="float" office:value="-52799.04" calcext:value-type="float">
            <text:p>-52.799,04</text:p>
          </table:table-cell>
        </table:table-row>
        <table:table-row table:style-name="ro3" table:number-rows-repeated="3">
          <table:table-cell table:style-name="Default"/>
          <table:table-cell table:number-columns-repeated="4"/>
        </table:table-row>
        <table:table-row table:style-name="ro3" table:number-rows-repeated="2">
          <table:table-cell/>
          <table:table-cell table:style-name="ce2" table:number-columns-repeated="4"/>
        </table:table-row>
        <table:table-row table:style-name="ro3">
          <table:table-cell/>
          <table:table-cell table:style-name="ce2" table:number-columns-repeated="3"/>
          <table:table-cell table:style-name="ce30"/>
        </table:table-row>
        <table:table-row table:style-name="ro3" table:number-rows-repeated="104854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elanik" table:style-name="ta1">
        <table:table-column table:style-name="co26" table:default-cell-style-name="ce42"/>
        <table:table-column table:style-name="co15" table:default-cell-style-name="ce45"/>
        <table:table-column table:style-name="co27" table:default-cell-style-name="ce43"/>
        <table:table-column table:style-name="co15" table:number-columns-repeated="2" table:default-cell-style-name="ce43"/>
        <table:table-column table:style-name="co15" table:number-columns-repeated="2" table:default-cell-style-name="ce40"/>
        <table:table-row table:style-name="ro5">
          <table:table-cell/>
          <table:table-cell table:style-name="ce43"/>
          <table:table-cell office:value-type="string" calcext:value-type="string">
            <text:p>DOĞUŞ – SANAYİ HESAP</text:p>
          </table:table-cell>
          <table:table-cell office:value-type="string" calcext:value-type="string">
            <text:p>GİRİŞ</text:p>
          </table:table-cell>
          <table:table-cell office:value-type="string" calcext:value-type="string">
            <text:p>ÇIKIŞ</text:p>
          </table:table-cell>
          <table:table-cell/>
          <table:table-cell table:style-name="ce43"/>
        </table:table-row>
        <table:table-row table:style-name="ro5" table:number-rows-repeated="4">
          <table:table-cell/>
          <table:table-cell table:style-name="ce43"/>
          <table:table-cell table:number-columns-repeated="4"/>
          <table:table-cell table:style-name="ce43"/>
        </table:table-row>
        <table:table-row table:style-name="ro5">
          <table:table-cell/>
          <table:table-cell table:style-name="ce43"/>
          <table:table-cell table:number-columns-repeated="4"/>
          <table:table-cell table:style-name="ce49"/>
        </table:table-row>
        <table:table-row table:style-name="ro5">
          <table:table-cell/>
          <table:table-cell table:style-name="ce43"/>
          <table:table-cell office:value-type="string" calcext:value-type="string">
            <text:p>doğuş alacaklı</text:p>
          </table:table-cell>
          <table:table-cell table:number-columns-repeated="3"/>
          <table:table-cell table:style-name="ce50" table:formula="of:=[.G8]-[.D7]+[.E7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table:style-name="ce43"/>
          <table:table-cell table:number-columns-repeated="4"/>
          <table:table-cell table:formula="of:=[.G9]-[.D8]+[.E8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table:style-name="ce43"/>
          <table:table-cell table:number-columns-repeated="4"/>
          <table:table-cell table:formula="of:=[.G10]-[.D9]+[.E9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imar barışı atila daire maliyeye yatan</text:p>
          </table:table-cell>
          <table:table-cell/>
          <table:table-cell office:value-type="float" office:value="8466.82" calcext:value-type="float">
            <text:p>8466,82</text:p>
          </table:table-cell>
          <table:table-cell/>
          <table:table-cell table:formula="of:=[.G11]-[.D10]+[.E10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ali balcıy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formula="of:=[.G12]-[.D11]+[.E11]" office:value-type="float" office:value="70643.22" calcext:value-type="float">
            <text:p>70.643,22</text:p>
          </table:table-cell>
        </table:table-row>
        <table:table-row table:style-name="ro5">
          <table:table-cell/>
          <table:table-cell office:value-type="date" office:date-value="2018-11-28" calcext:value-type="date">
            <text:p>28.11.2018</text:p>
          </table:table-cell>
          <table:table-cell office:value-type="string" calcext:value-type="string">
            <text:p>mehmet ünveroğlu 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14]-[.D12]+[.E12]" office:value-type="float" office:value="67643.22" calcext:value-type="float">
            <text:p>67.643,22</text:p>
          </table:table-cell>
        </table:table-row>
        <table:table-row table:style-name="ro5">
          <table:table-cell/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atila havale ANKARA pnomatik hortum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[.G11]-[.D13]+[.E13]" office:value-type="float" office:value="70940.22" calcext:value-type="float">
            <text:p>70.940,22</text:p>
          </table:table-cell>
        </table:table-row>
        <table:table-row table:style-name="ro5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[.G15]-[.D14]+[.E14]" office:value-type="float" office:value="70643.22" calcext:value-type="float">
            <text:p>70.6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[.G16]-[.D15]+[.E15]" office:value-type="float" office:value="70143.22" calcext:value-type="float">
            <text:p>70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 okay taş</text:p>
          </table:table-cell>
          <table:table-cell table:style-name="Default"/>
          <table:table-cell office:value-type="float" office:value="7505" calcext:value-type="float">
            <text:p>7505</text:p>
          </table:table-cell>
          <table:table-cell/>
          <table:table-cell table:formula="of:=[.G17]-[.D16]+[.E16]" office:value-type="float" office:value="62143.22" calcext:value-type="float">
            <text:p>62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bankada nkt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18]-[.D17]+[.E17]" office:value-type="float" office:value="54638.22" calcext:value-type="float">
            <text:p>54.638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19]-[.D18]+[.E18]" office:value-type="float" office:value="37138.22" calcext:value-type="float">
            <text:p>37.138,22</text:p>
          </table:table-cell>
        </table:table-row>
        <table:table-row table:style-name="ro5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20]-[.D19]+[.E19]" office:value-type="float" office:value="18938.22" calcext:value-type="float">
            <text:p>18.938,22</text:p>
          </table:table-cell>
        </table:table-row>
        <table:table-row table:style-name="ro5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21]-[.D20]+[.E20]" office:value-type="float" office:value="1938.22" calcext:value-type="float">
            <text:p>1.938,22</text:p>
          </table:table-cell>
        </table:table-row>
        <table:table-row table:style-name="ro5">
          <table:table-cell/>
          <table:table-cell table:style-name="ce43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22]-[.D21]+[.E21]" office:value-type="float" office:value="-8061.78" calcext:value-type="float">
            <text:p>-8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23]-[.D22]+[.E22]" office:value-type="float" office:value="-11061.78" calcext:value-type="float">
            <text:p>-11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24]-[.D23]+[.E23]" office:value-type="float" office:value="-14063.78" calcext:value-type="float">
            <text:p>-14.063,78</text:p>
          </table:table-cell>
        </table:table-row>
        <table:table-row table:style-name="ro5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25]-[.D24]+[.E24]" office:value-type="float" office:value="-15068.78" calcext:value-type="float">
            <text:p>-1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26]-[.D25]+[.E25]" office:value-type="float" office:value="-35068.78" calcext:value-type="float">
            <text:p>-3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27]-[.D26]+[.E26]" office:value-type="float" office:value="-36073.78" calcext:value-type="float">
            <text:p>-36.073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28]-[.D27]+[.E27]" office:value-type="float" office:value="-36858.78" calcext:value-type="float">
            <text:p>-36.85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table:style-name="ce43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29]-[.D28]+[.E28]" office:value-type="float" office:value="-66858.78" calcext:value-type="float">
            <text:p>-66.858,78</text:p>
          </table:table-cell>
        </table:table-row>
        <table:table-row table:style-name="ro5">
          <table:table-cell/>
          <table:table-cell table:style-name="ce43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30]-[.D29]+[.E29]" office:value-type="float" office:value="-68863.78" calcext:value-type="float">
            <text:p>-68.863,78</text:p>
          </table:table-cell>
        </table:table-row>
        <table:table-row table:style-name="ro5">
          <table:table-cell/>
          <table:table-cell table:style-name="ce43"/>
          <table:table-cell table:number-columns-repeated="4"/>
          <table:table-cell table:formula="of:=[.G31]-[.D30]+[.E30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32]-[.D31]+[.E31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table:style-name="ce43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33]-[.D32]+[.E32]" office:value-type="float" office:value="139136.22" calcext:value-type="float">
            <text:p>139.136,22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43"/>
          <table:table-cell table:formula="of:=[.G34]-[.D33]+[.E33]" office:value-type="float" office:value="137956.22" calcext:value-type="float">
            <text:p>137.956,22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43"/>
          <table:table-cell table:formula="of:=[.G35]-[.D34]+[.E34]" office:value-type="float" office:value="137030.22" calcext:value-type="float">
            <text:p>137.030,22</text:p>
          </table:table-cell>
        </table:table-row>
        <table:table-row table:style-name="ro5">
          <table:table-cell table:style-name="ce43"/>
          <table:table-cell table:style-name="ce46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3"/>
          <table:table-cell table:formula="of:=[.G36]-[.D35]+[.E35]" office:value-type="float" office:value="136733.11" calcext:value-type="float">
            <text:p>136.733,11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43"/>
          <table:table-cell table:formula="of:=[.G37]-[.D36]+[.E36]" office:value-type="float" office:value="136573.11" calcext:value-type="float">
            <text:p>136.573,11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43"/>
          <table:table-cell table:formula="of:=[.G38]-[.D37]+[.E37]" office:value-type="float" office:value="136544.16" calcext:value-type="float">
            <text:p>136.544,16</text:p>
          </table:table-cell>
        </table:table-row>
        <table:table-row table:style-name="ro5">
          <table:table-cell table:style-name="ce43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43"/>
          <table:table-cell table:formula="of:=[.G39]-[.D38]+[.E38]" office:value-type="float" office:value="136449.16" calcext:value-type="float">
            <text:p>136.449,16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3"/>
          <table:table-cell table:formula="of:=[.G40]-[.D39]+[.E39]" office:value-type="float" office:value="136080.43" calcext:value-type="float">
            <text:p>136.080,43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3"/>
          <table:table-cell table:formula="of:=[.G41]-[.D40]+[.E40]" office:value-type="float" office:value="136010.43" calcext:value-type="float">
            <text:p>136.010,43</text:p>
          </table:table-cell>
        </table:table-row>
        <table:table-row table:style-name="ro5">
          <table:table-cell table:style-name="ce43"/>
          <table:table-cell table:style-name="ce46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43"/>
          <table:table-cell table:formula="of:=[.G42]-[.D41]+[.E41]" office:value-type="float" office:value="135910.43" calcext:value-type="float">
            <text:p>135.910,43</text:p>
          </table:table-cell>
        </table:table-row>
        <table:table-row table:style-name="ro5">
          <table:table-cell table:style-name="ce43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43"/>
          <table:table-cell table:formula="of:=[.G43]-[.D42]+[.E42]" office:value-type="float" office:value="135310.43" calcext:value-type="float">
            <text:p>135.310,43</text:p>
          </table:table-cell>
        </table:table-row>
        <table:table-row table:style-name="ro5">
          <table:table-cell table:style-name="ce43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43"/>
          <table:table-cell table:formula="of:=[.G44]-[.D43]+[.E43]" office:value-type="float" office:value="135810.43" calcext:value-type="float">
            <text:p>135.810,43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43"/>
          <table:table-cell table:formula="of:=[.G45]-[.D44]+[.E44]" office:value-type="float" office:value="137660.43" calcext:value-type="float">
            <text:p>137.660,43</text:p>
          </table:table-cell>
        </table:table-row>
        <table:table-row table:style-name="ro5">
          <table:table-cell table:style-name="ce43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43"/>
          <table:table-cell table:formula="of:=[.G46]-[.D45]+[.E45]" office:value-type="float" office:value="135760.43" calcext:value-type="float">
            <text:p>135.760,43</text:p>
          </table:table-cell>
        </table:table-row>
        <table:table-row table:style-name="ro5">
          <table:table-cell table:style-name="ce43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43"/>
          <table:table-cell table:formula="of:=[.G47]-[.D46]+[.E46]" office:value-type="float" office:value="134510.43" calcext:value-type="float">
            <text:p>134.510,43</text:p>
          </table:table-cell>
        </table:table-row>
        <table:table-row table:style-name="ro5">
          <table:table-cell table:style-name="ce43"/>
          <table:table-cell table:style-name="ce46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43"/>
          <table:table-cell table:formula="of:=[.G48]-[.D47]+[.E47]" office:value-type="float" office:value="119510.43" calcext:value-type="float">
            <text:p>119.510,43</text:p>
          </table:table-cell>
        </table:table-row>
        <table:table-row table:style-name="ro5">
          <table:table-cell/>
          <table:table-cell table:style-name="ce43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49]-[.D48]+[.E48]" office:value-type="float" office:value="118510.43" calcext:value-type="float">
            <text:p>118.510,43</text:p>
          </table:table-cell>
        </table:table-row>
        <table:table-row table:style-name="ro5">
          <table:table-cell/>
          <table:table-cell table:style-name="ce43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30" office:value-type="float" office:value="118350.43" calcext:value-type="float">
            <text:p>118.350,43</text:p>
          </table:table-cell>
          <table:table-cell/>
          <table:table-cell table:formula="of:=[.G50]-[.D49]+[.E49]" office:value-type="float" office:value="118350.43" calcext:value-type="float">
            <text:p>118.350,43</text:p>
          </table:table-cell>
        </table:table-row>
        <table:table-row table:style-name="ro5" table:number-rows-repeated="2">
          <table:table-cell table:style-name="ce44"/>
          <table:table-cell table:style-name="Default" table:number-columns-repeated="5"/>
          <table:table-cell/>
        </table:table-row>
        <table:table-row table:style-name="ro5">
          <table:table-cell table:style-name="ce44"/>
          <table:table-cell table:style-name="ce47"/>
          <table:table-cell table:style-name="ce48" table:number-columns-repeated="4"/>
          <table:table-cell table:style-name="Default"/>
        </table:table-row>
        <table:table-row table:style-name="ro3" table:number-rows-repeated="10">
          <table:table-cell table:style-name="ce44"/>
          <table:table-cell table:style-name="Default" table:number-columns-repeated="6"/>
        </table:table-row>
        <table:table-row table:style-name="ro3">
          <table:table-cell table:style-name="ce44"/>
          <table:table-cell table:style-name="Default" table:number-columns-repeated="6"/>
        </table:table-row>
      </table:table>
      <table:table table:name="DOĞUŞ" table:style-name="ta1">
        <table:table-column table:style-name="co28" table:default-cell-style-name="ce51"/>
        <table:table-column table:style-name="co29" table:default-cell-style-name="ce52"/>
        <table:table-column table:style-name="co30" table:default-cell-style-name="ce58"/>
        <table:table-column table:style-name="co31" table:number-columns-repeated="2" table:default-cell-style-name="ce58"/>
        <table:table-column table:style-name="co32" table:default-cell-style-name="ce58"/>
        <table:table-column table:style-name="co33" table:default-cell-style-name="ce52"/>
        <table:table-column table:style-name="co34" table:number-columns-repeated="1000" table:default-cell-style-name="ce52"/>
        <table:table-column table:style-name="co34" table:number-columns-repeated="17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53" office:value-type="string" calcext:value-type="string">
            <text:p>kiraya aktarılan</text:p>
          </table:table-cell>
          <table:table-cell table:style-name="ce59" table:number-columns-repeated="2"/>
          <table:table-cell table:style-name="ce63" table:formula="of:=[.E3]+[.C2]+[.D2]" office:value-type="float" office:value="127611" calcext:value-type="float">
            <text:p>127.611,00</text:p>
          </table:table-cell>
          <table:table-cell table:style-name="ce69"/>
          <table:table-cell table:number-columns-repeated="1018"/>
        </table:table-row>
        <table:table-row table:style-name="ro5">
          <table:table-cell/>
          <table:table-cell table:style-name="ce54"/>
          <table:table-cell table:number-columns-repeated="2"/>
          <table:table-cell table:style-name="ce64" table:formula="of:=[.E4]+[.C3]+[.D3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doğuş hesabı <text:s/>1/2</text:p>
          </table:table-cell>
          <table:table-cell/>
          <table:table-cell table:formula="of:=[$DOĞUŞ.E21]/2" office:value-type="float" office:value="125266" calcext:value-type="float">
            <text:p>125.266,00</text:p>
          </table:table-cell>
          <table:table-cell table:style-name="ce64" table:formula="of:=[.E5]+[.C4]+[.D4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nazana ait esnaf koop aidat ödemesi <text:s text:c="4"/>15-2-2016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64" table:formula="of:=[.E6]+[.C5]+[.D5]" office:value-type="float" office:value="2345" calcext:value-type="float">
            <text:p>2.345,00</text:p>
          </table:table-cell>
          <table:table-cell table:number-columns-repeated="1019"/>
        </table:table-row>
        <table:table-row table:style-name="ro5">
          <table:table-cell/>
          <table:table-cell table:style-name="ce54"/>
          <table:table-cell table:number-columns-repeated="2"/>
          <table:table-cell table:style-name="ce64" table:formula="of:=[.E7]+[.C6]+[.D6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/>
          <table:table-cell table:style-name="ce55" office:value-type="string" calcext:value-type="string">
            <text:p>2013 2014 gelir vergisi farkı ankaradaki ev kira vergisi </text:p>
          </table:table-cell>
          <table:table-cell table:style-name="ce60"/>
          <table:table-cell table:style-name="ce60" office:value-type="float" office:value="1695" calcext:value-type="float">
            <text:p>1.695,00</text:p>
          </table:table-cell>
          <table:table-cell table:style-name="ce65" table:formula="of:=[.E8]+[.C7]+[.D7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6" office:value-type="string" calcext:value-type="string">
            <text:p>DOĞUŞ TİCARET KAPANIŞ HESABI</text:p>
          </table:table-cell>
          <table:table-cell table:style-name="ce59" table:number-columns-repeated="2"/>
          <table:table-cell table:style-name="ce63"/>
          <table:table-cell table:number-columns-repeated="1019"/>
        </table:table-row>
        <table:table-row table:style-name="ro5">
          <table:table-cell/>
          <table:table-cell table:style-name="ce54"/>
          <table:table-cell table:number-columns-repeated="2"/>
          <table:table-cell table:style-name="ce64"/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sanayi dükkan masrafı</text:p>
          </table:table-cell>
          <table:table-cell table:style-name="ce52" office:value-type="float" office:value="20000" calcext:value-type="float">
            <text:p>20000</text:p>
          </table:table-cell>
          <table:table-cell/>
          <table:table-cell table:style-name="ce66" table:formula="of:=[.E10]+[.D11]+[.C11]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hacı bağkur borcu</text:p>
          </table:table-cell>
          <table:table-cell table:style-name="ce52" office:value-type="float" office:value="24710" calcext:value-type="float">
            <text:p>24710</text:p>
          </table:table-cell>
          <table:table-cell table:style-name="ce52"/>
          <table:table-cell table:style-name="ce66" table:formula="of:=[.E11]+[.D12]+[.C12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54"/>
          <table:table-cell table:style-name="ce52" table:number-columns-repeated="2"/>
          <table:table-cell table:style-name="ce66" table:formula="of:=[.E12]+[.D13]+[.C13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satış kdv</text:p>
          </table:table-cell>
          <table:table-cell table:style-name="ce52" office:value-type="float" office:value="13750" calcext:value-type="float">
            <text:p>13750</text:p>
          </table:table-cell>
          <table:table-cell table:style-name="ce52"/>
          <table:table-cell table:style-name="ce66" table:formula="of:=[.E13]+[.D14]+[.C14]" office:value-type="float" office:value="58460" calcext:value-type="float">
            <text:p>5846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maliye vergi</text:p>
          </table:table-cell>
          <table:table-cell table:style-name="ce52" office:value-type="float" office:value="7000" calcext:value-type="float">
            <text:p>7000</text:p>
          </table:table-cell>
          <table:table-cell table:style-name="ce52"/>
          <table:table-cell table:style-name="ce66" table:formula="of:=[.E14]+[.D15]+[.C15]" office:value-type="float" office:value="65460" calcext:value-type="float">
            <text:p>6546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yanar</text:p>
          </table:table-cell>
          <table:table-cell table:style-name="ce52" office:value-type="float" office:value="170000" calcext:value-type="float">
            <text:p>170000</text:p>
          </table:table-cell>
          <table:table-cell table:style-name="ce52"/>
          <table:table-cell table:style-name="ce66" table:formula="of:=[.E15]+[.D16]+[.C16]" office:value-type="float" office:value="235460" calcext:value-type="float">
            <text:p>235460</text:p>
          </table:table-cell>
          <table:table-cell table:number-columns-repeated="1019"/>
        </table:table-row>
        <table:table-row table:style-name="ro5">
          <table:table-cell/>
          <table:table-cell table:style-name="ce54" office:value-type="string" calcext:value-type="string">
            <text:p>diğer veresiye</text:p>
          </table:table-cell>
          <table:table-cell table:style-name="ce52" office:value-type="float" office:value="15072" calcext:value-type="float">
            <text:p>15072</text:p>
          </table:table-cell>
          <table:table-cell table:style-name="ce52"/>
          <table:table-cell table:style-name="ce66" table:formula="of:=[.E16]+[.D17]+[.C17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57"/>
          <table:table-cell table:style-name="ce61"/>
          <table:table-cell table:style-name="ce52"/>
          <table:table-cell table:style-name="ce66" table:formula="of:=[.E17]+[.D18]+[.C18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57"/>
          <table:table-cell table:style-name="ce61"/>
          <table:table-cell table:style-name="ce52"/>
          <table:table-cell table:style-name="ce66" table:formula="of:=[.E18]+[.D19]+[.C19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54"/>
          <table:table-cell table:style-name="ce52" table:number-columns-repeated="2"/>
          <table:table-cell table:style-name="ce66" table:formula="of:=[.E19]+[.D20]+[.C20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54"/>
          <table:table-cell table:style-name="ce52" table:number-columns-repeated="2"/>
          <table:table-cell table:style-name="ce67" table:formula="of:=[.E20]+[.D21]+[.C21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55"/>
          <table:table-cell table:style-name="ce62" table:number-columns-repeated="2"/>
          <table:table-cell table:style-name="ce68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61" table:number-columns-repeated="7"/>
          <table:table-cell table:number-columns-repeated="101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"/>
          <table:table-cell table:style-name="ce52" table:number-columns-repeated="3"/>
          <table:table-cell table:number-columns-repeated="1019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B" table:style-name="ta1">
        <table:table-column table:style-name="co35" table:default-cell-style-name="ce70"/>
        <table:table-column table:style-name="co36" table:default-cell-style-name="ce71"/>
        <table:table-column table:style-name="co37" table:default-cell-style-name="ce71"/>
        <table:table-column table:style-name="co34" table:default-cell-style-name="ce71"/>
        <table:table-column table:style-name="co38" table:default-cell-style-name="ce71"/>
        <table:table-column table:style-name="co39" table:default-cell-style-name="ce71"/>
        <table:table-column table:style-name="co34" table:number-columns-repeated="1016" table:default-cell-style-name="ce71"/>
        <table:table-column table:style-name="co34" table:number-columns-repeated="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2" office:value-type="string" calcext:value-type="string">
            <text:p>DOUŞ TİCARET İŞ SONLANDIRMA HESAP CETVELİ</text:p>
          </table:table-cell>
          <table:table-cell table:style-name="ce85" table:number-columns-repeated="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AYTEN <text:s text:c="12"/>daire 5</text:p>
          </table:table-cell>
          <table:table-cell table:style-name="ce86" office:value-type="float" office:value="80000" calcext:value-type="float">
            <text:p>80.000,00</text:p>
          </table:table-cell>
          <table:table-cell table:style-name="ce73" table:number-columns-repeated="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NAZAN <text:s text:c="11"/>daire 4</text:p>
          </table:table-cell>
          <table:table-cell table:style-name="ce87" office:value-type="float" office:value="80000" calcext:value-type="float">
            <text:p>80.000,00</text:p>
          </table:table-cell>
          <table:table-cell table:style-name="ce73" table:number-columns-repeated="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NAZAN <text:s text:c="11"/>daire 3</text:p>
          </table:table-cell>
          <table:table-cell table:style-name="ce87" office:value-type="float" office:value="80000" calcext:value-type="float">
            <text:p>80.000,00</text:p>
          </table:table-cell>
          <table:table-cell table:style-name="ce73" table:number-columns-repeated="2"/>
          <table:table-cell table:style-name="ce74" office:value-type="string" calcext:value-type="string">
            <text:p>Ali paşa <text:s/>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HACI <text:s text:c="15"/>daire 2</text:p>
          </table:table-cell>
          <table:table-cell table:style-name="ce88" office:value-type="float" office:value="80000" calcext:value-type="float">
            <text:p>80.000,00</text:p>
          </table:table-cell>
          <table:table-cell table:style-name="ce73"/>
          <table:table-cell table:style-name="ce73" office:value-type="string" calcext:value-type="string">
            <text:p>Satıldı <text:s text:c="4"/>80000 TL alındı <text:s text:c="3"/>----&gt;</text:p>
          </table:table-cell>
          <table:table-cell table:style-name="ce74" office:value-type="string" calcext:value-type="string">
            <text:p>ortak alındı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HACI <text:s text:c="15"/>daire 1</text:p>
          </table:table-cell>
          <table:table-cell table:style-name="ce89" office:value-type="float" office:value="80000" calcext:value-type="float">
            <text:p>80.000,00</text:p>
          </table:table-cell>
          <table:table-cell table:style-name="ce73"/>
          <table:table-cell table:style-name="ce73" office:value-type="string" calcext:value-type="string">
            <text:p>Satıldı <text:s text:c="4"/>80000 TL alındı <text:s text:c="3"/>----&gt;</text:p>
          </table:table-cell>
          <table:table-cell table:style-name="ce99" office:value-type="string" calcext:value-type="string">
            <text:p>hacı aldı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office:value-type="string" calcext:value-type="string">
            <text:p>NAZAN + HACI <text:s text:c="6"/>dükkan</text:p>
          </table:table-cell>
          <table:table-cell table:style-name="ce89" office:value-type="float" office:value="30000" calcext:value-type="float">
            <text:p>30.000,00</text:p>
          </table:table-cell>
          <table:table-cell table:style-name="ce73"/>
          <table:table-cell table:style-name="ce73" office:value-type="string" calcext:value-type="string">
            <text:p>Satıldı <text:s text:c="4"/>30000 TL alındı <text:s text:c="2"/>-----&gt;</text:p>
          </table:table-cell>
          <table:table-cell table:style-name="ce73" office:value-type="string" calcext:value-type="string">
            <text:p>hacı aldı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 table:number-columns-repeated="2"/>
          <table:table-cell table:style-name="ce73" table:number-columns-repeated="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4" office:value-type="string" calcext:value-type="string">
            <text:p>hakanın toplam aldığı</text:p>
          </table:table-cell>
          <table:table-cell table:style-name="ce90" office:value-type="float" office:value="85571" calcext:value-type="float">
            <text:p>85.571,00</text:p>
          </table:table-cell>
          <table:table-cell table:style-name="ce73"/>
          <table:table-cell table:number-columns-repeated="1002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5" office:value-type="string" calcext:value-type="string">
            <text:p>Dükkandan kalan 1/2</text:p>
          </table:table-cell>
          <table:table-cell table:style-name="ce91" office:value-type="float" office:value="-15000" calcext:value-type="float">
            <text:p>-15.000,00</text:p>
          </table:table-cell>
          <table:table-cell table:style-name="ce73"/>
          <table:table-cell table:number-columns-repeated="1002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5" office:value-type="string" calcext:value-type="string">
            <text:p>daireden kalan 1/2</text:p>
          </table:table-cell>
          <table:table-cell table:style-name="ce75" office:value-type="float" office:value="40000" calcext:value-type="float">
            <text:p>40.000,00</text:p>
          </table:table-cell>
          <table:table-cell table:style-name="ce73" table:number-columns-repeated="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6">
          <table:table-cell/>
          <table:table-cell table:style-name="ce75" office:value-type="string" calcext:value-type="string">
            <text:p>hakanın aldığı 1/2</text:p>
          </table:table-cell>
          <table:table-cell table:style-name="ce92" office:value-type="float" office:value="42750" calcext:value-type="float">
            <text:p>42.750,00</text:p>
          </table:table-cell>
          <table:table-cell table:style-name="ce73"/>
          <table:table-cell table:style-name="ce103"/>
          <table:table-cell table:style-name="ce7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5" office:value-type="string" calcext:value-type="string">
            <text:p>mustafa balcıdan doğuşa</text:p>
          </table:table-cell>
          <table:table-cell table:style-name="ce75" office:value-type="float" office:value="50000" calcext:value-type="float">
            <text:p>50.000,00</text:p>
          </table:table-cell>
          <table:table-cell table:style-name="ce73" table:number-columns-repeated="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hacının toplam alacağı</text:p>
          </table:table-cell>
          <table:table-cell table:style-name="ce93" table:formula="of:=SUM([.C11:.C14])" office:value-type="float" office:value="117750" calcext:value-type="float">
            <text:p>117.750,00</text:p>
          </table:table-cell>
          <table:table-cell table:style-name="ce101" table:number-columns-repeated="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0"/>
          <table:table-cell table:style-name="ce73" table:number-columns-repeated="2"/>
          <table:table-cell table:style-name="ce70"/>
          <table:table-cell table:style-name="ce7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7" office:value-type="string" calcext:value-type="string">
            <text:p>sanayi fabrikanın yeri</text:p>
          </table:table-cell>
          <table:table-cell table:style-name="ce85" office:value-type="float" office:value="450000" calcext:value-type="float">
            <text:p>450.000,00</text:p>
          </table:table-cell>
          <table:table-cell table:style-name="ce85"/>
          <table:table-cell table:style-name="ce85" office:value-type="string" calcext:value-type="string">
            <text:p>Altıngövde 450.000 tl ye sattı <text:s text:c="3"/>1 usd 1 TL idi</text:p>
          </table:table-cell>
          <table:table-cell table:style-name="ce10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8"/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formula="of:=[.C17]/2" office:value-type="float" office:value="225000" calcext:value-type="float">
            <text:p>225.000,00</text:p>
          </table:table-cell>
          <table:table-cell table:style-name="ce73" table:number-columns-repeated="2"/>
          <table:table-cell table:style-name="ce106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DOĞUŞ PAYI</text:p>
          </table:table-cell>
          <table:table-cell table:style-name="ce73" table:formula="of:=[.C15]" office:value-type="float" office:value="117750" calcext:value-type="float">
            <text:p>117.750,00</text:p>
          </table:table-cell>
          <table:table-cell table:style-name="ce73" table:number-columns-repeated="2"/>
          <table:table-cell table:style-name="ce106" table:formula="of:=[.C20]*-1" office:value-type="float" office:value="-117750" calcext:value-type="float">
            <text:p>-117.750,00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formula="of:=[.C19]+[.C20]+[.C21]" office:value-type="float" office:value="342750" calcext:value-type="float">
            <text:p>342.750,00</text:p>
          </table:table-cell>
          <table:table-cell table:style-name="ce73" table:number-columns-repeated="2"/>
          <table:table-cell table:style-name="ce106" table:formula="of:=[.F19]+[.F20]+[.F21]" office:value-type="float" office:value="107250" calcext:value-type="float">
            <text:p>107.250,00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0" office:value-type="string" calcext:value-type="string">
            <text:p>sanayi fabrika yeri hissesi %</text:p>
          </table:table-cell>
          <table:table-cell table:style-name="ce94" table:formula="of:=[.C22]*100/[.C17]" office:value-type="float" office:value="76.1666666666667" calcext:value-type="float">
            <text:p>76,17</text:p>
          </table:table-cell>
          <table:table-cell table:style-name="ce74"/>
          <table:table-cell table:style-name="ce84" office:value-type="string" calcext:value-type="string">
            <text:p>sanayi fabrika yeri hissesi %</text:p>
          </table:table-cell>
          <table:table-cell table:style-name="ce107" table:formula="of:=[.F22]*100/[.C17]" office:value-type="float" office:value="23.8333333333333" calcext:value-type="float">
            <text:p>23,83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2015 yılı ocak ayı Doğuş ticaretin 365.000 TL Denizbanka, 36.000 TL İşbank a kredi borcu var</text:p>
          </table:table-cell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Aylık taksit ödemesi 6765 + 3409=10.174 TL. <text:s/>1 <text:s/>USD = 2.40 TL Aylık ödeme4239 USD</text:p>
          </table:table-cell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Dolar cinsinden borç yaklaşık 167000 USD</text:p>
          </table:table-cell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Envanter yaklaşık 110 000 TL</text:p>
          </table:table-cell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1" office:value-type="string" calcext:value-type="string">
            <text:p>Eldeki Satılabilir mal toplamı yaklaşık 60 000 TL = 25000 usd</text:p>
          </table:table-cell>
          <table:table-cell table:style-name="ce95" table:number-columns-repeated="3"/>
          <table:table-cell table:style-name="ce108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0" table:number-columns-repeated="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2"/>
          <table:table-cell table:style-name="ce96" table:number-columns-repeated="3"/>
          <table:table-cell table:style-name="ce109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0" office:value-type="string" calcext:value-type="string">
            <text:p>sanayi fabrika yeri hissesi %</text:p>
          </table:table-cell>
          <table:table-cell table:style-name="ce97" table:formula="of:=[.C23]" office:value-type="float" office:value="76.1666666666667" calcext:value-type="float">
            <text:p>76,17</text:p>
          </table:table-cell>
          <table:table-cell table:style-name="ce74"/>
          <table:table-cell table:style-name="ce84" office:value-type="string" calcext:value-type="string">
            <text:p>sanayi fabrika yeri hissesi %</text:p>
          </table:table-cell>
          <table:table-cell table:style-name="ce110" table:formula="of:=[.F23]" office:value-type="float" office:value="23.8333333333333" calcext:value-type="float">
            <text:p>23,83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number-columns-repeated="3"/>
          <table:table-cell table:style-name="ce106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3" office:value-type="string" calcext:value-type="string">
            <text:p>2017 doğuş kapanış hacının alacağı</text:p>
          </table:table-cell>
          <table:table-cell table:style-name="ce98" table:formula="of:=[TPLM.F128]*-1" office:value-type="float" office:value="79068.2" calcext:value-type="float">
            <text:p>79.068</text:p>
          </table:table-cell>
          <table:table-cell table:style-name="ce99" table:number-columns-repeated="2"/>
          <table:table-cell table:style-name="ce111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3" office:value-type="string" calcext:value-type="string">
            <text:p>2017 sanayi değeri </text:p>
          </table:table-cell>
          <table:table-cell table:style-name="ce99" table:number-columns-repeated="3"/>
          <table:table-cell table:style-name="ce111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3" office:value-type="string" calcext:value-type="string">
            <text:p>1 usd 3,55 * 450.000</text:p>
          </table:table-cell>
          <table:table-cell table:style-name="ce99" office:value-type="float" office:value="1602000" calcext:value-type="float">
            <text:p>1602000</text:p>
          </table:table-cell>
          <table:table-cell table:style-name="ce99" table:number-columns-repeated="2"/>
          <table:table-cell table:style-name="ce111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1">
          <table:table-cell/>
          <table:table-cell table:style-name="ce83"/>
          <table:table-cell table:style-name="ce99"/>
          <table:table-cell table:style-name="ce102" office:value-type="string" calcext:value-type="string">
            <text:p>sanayi fabrika yeri amcama ait hisse miktarı</text:p>
          </table:table-cell>
          <table:table-cell table:style-name="ce104"/>
          <table:table-cell table:style-name="ce112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borcun arsaya göre hisse değeri</text:p>
          </table:table-cell>
          <table:table-cell table:style-name="ce73" table:formula="of:=[.C34]*100/[.C36]" office:value-type="float" office:value="4.93559300873908" calcext:value-type="float">
            <text:p>4,94</text:p>
          </table:table-cell>
          <table:table-cell table:style-name="ce73"/>
          <table:table-cell table:style-name="Default"/>
          <table:table-cell table:style-name="ce90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9"/>
          <table:table-cell table:style-name="ce73" table:number-columns-repeated="3"/>
          <table:table-cell table:style-name="ce113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7">
          <table:table-cell/>
          <table:table-cell table:style-name="ce80" office:value-type="string" calcext:value-type="string">
            <text:p>sanayi fabrika yeri hissesi %</text:p>
          </table:table-cell>
          <table:table-cell table:style-name="ce100" table:formula="of:=[.C32]+[.C38]" office:value-type="float" office:value="81.1022596754058" calcext:value-type="float">
            <text:p>81,10</text:p>
          </table:table-cell>
          <table:table-cell table:style-name="ce74"/>
          <table:table-cell table:style-name="ce84" office:value-type="string" calcext:value-type="string">
            <text:p>sanayi fabrika yeri hissesi %</text:p>
          </table:table-cell>
          <table:table-cell table:style-name="ce114" table:formula="of:=[.F32]-[.C38]" office:value-type="float" office:value="18.8977403245942" calcext:value-type="float">
            <text:p>18,90</text:p>
          </table:table-cell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1"/>
          <table:table-cell table:style-name="ce101" table:number-columns-repeated="3"/>
          <table:table-cell table:style-name="ce11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table:number-columns-repeated="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/>
          <table:table-cell table:style-name="Default" table:number-columns-repeated="2"/>
          <table:table-cell table:number-columns-repeated="1002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3" table:number-columns-repeated="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 table:number-rows-repeated="16">
          <table:table-cell table:number-columns-repeated="2"/>
          <table:table-cell table:style-name="ce73" table:number-columns-repeated="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74"/>
          <table:table-cell table:style-name="ce73" table:number-columns-repeated="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 table:number-rows-repeated="3">
          <table:table-cell/>
          <table:table-cell table:style-name="ce73" table:number-columns-repeated="5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>
          <table:table-cell/>
          <table:table-cell table:style-name="ce84"/>
          <table:table-cell table:style-name="ce74" table:number-columns-repeated="2"/>
          <table:table-cell table:style-name="ce84"/>
          <table:table-cell table:style-name="ce7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73" table:number-columns-repeated="4"/>
          <table:table-cell table:number-columns-repeated="1000"/>
          <table:table-cell table:style-name="ce70" table:number-columns-repeated="16"/>
          <table:table-cell table:number-columns-repeated="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zr Ykm" table:style-name="ta1">
        <table:table-column table:style-name="co16" table:default-cell-style-name="Default"/>
        <table:table-column table:style-name="co20" table:default-cell-style-name="Default"/>
        <table:table-column table:style-name="co18" table:default-cell-style-name="ce2"/>
        <table:table-column table:style-name="co16" table:number-columns-repeated="2" table:default-cell-style-name="Default"/>
        <table:table-column table:style-name="co16" table:number-columns-repeated="3" table:default-cell-style-name="ce2"/>
        <table:table-row table:style-name="ro3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3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925" calcext:value-type="float">
            <text:p>31.925,00</text:p>
          </table:table-cell>
        </table:table-row>
        <table:table-row table:style-name="ro3">
          <table:table-cell table:style-name="ce28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925" calcext:value-type="float">
            <text:p>31.925,00</text:p>
          </table:table-cell>
        </table:table-row>
        <table:table-row table:style-name="ro3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1" table:number-rows-repeated="3">
          <table:table-cell/>
          <table:table-cell table:style-name="ce29"/>
          <table:table-cell table:number-columns-repeated="2"/>
          <table:table-cell table:style-name="ce36"/>
          <table:table-cell table:style-name="ce7" table:number-columns-repeated="3"/>
        </table:table-row>
        <table:table-row table:style-name="ro1">
          <table:table-cell/>
          <table:table-cell table:style-name="ce116" office:value-type="string" calcext:value-type="string">
            <text:p>Hızarhane Yıkama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11:.F64])" office:value-type="float" office:value="63850" calcext:value-type="float">
            <text:p>63.850,00</text:p>
          </table:table-cell>
          <table:table-cell table:style-name="ce7" table:formula="of:=SUM([.G11:.G64])" office:value-type="float" office:value="63850" calcext:value-type="float">
            <text:p>63.850,00</text:p>
          </table:table-cell>
          <table:table-cell table:style-name="ce7" table:formula="of:=[.F8]-[.G8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28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3">
          <table:table-cell table:style-name="ce28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3">
          <table:table-cell table:style-name="ce28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3">
          <table:table-cell table:style-name="ce28"/>
          <table:table-cell office:value-type="string" calcext:value-type="string">
            <text:p>Kalan 1500 TL arsayı alan yeşilyurtluyla</text:p>
          </table:table-cell>
          <table:table-cell/>
          <table:table-cell table:style-name="ce28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<text:s/>hesaplaşıldı</text:p>
          </table:table-cell>
          <table:table-cell/>
          <table:table-cell table:style-name="ce28"/>
          <table:table-cell table:style-name="ce117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Mehmet Geyraslı kira bedeli</text:p>
          </table:table-cell>
          <table:table-cell/>
          <table:table-cell table:style-name="ce28" office:value-type="date" office:date-value="2018-03-02" calcext:value-type="date">
            <text:p>02.03.2018</text:p>
          </table:table-cell>
          <table:table-cell table:style-name="ce11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 table:number-columns-repeated="2"/>
          <table:table-cell table:style-name="ce30" table:formula="of:=[.H20]+[.F19]-[.G19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3">
          <table:table-cell table:style-name="ce28"/>
          <table:table-cell office:value-type="string" calcext:value-type="string">
            <text:p>Mehmet Geyraslı kira bedeli</text:p>
          </table:table-cell>
          <table:table-cell/>
          <table:table-cell table:style-name="ce28" office:value-type="date" office:date-value="2017-03-02" calcext:value-type="date">
            <text:p>02.03.2017</text:p>
          </table:table-cell>
          <table:table-cell table:style-name="ce28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30" table:formula="of:=[.H26]+[.F25]-[.G25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30" table:formula="of:=[.H31]+[.F30]-[.G30]" office:value-type="float" office:value="1000" calcext:value-type="float">
            <text:p>1.0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indirim</text:p>
          </table:table-cell>
          <table:table-cell/>
          <table:table-cell table:style-name="ce28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harundan ödeme</text:p>
          </table:table-cell>
          <table:table-cell/>
          <table:table-cell table:style-name="ce2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1000" calcext:value-type="float">
            <text:p>11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Mehmet Geyraslı kira bedeli</text:p>
          </table:table-cell>
          <table:table-cell/>
          <table:table-cell table:style-name="ce28" office:value-type="date" office:date-value="2016-03-02" calcext:value-type="date">
            <text:p>02.03.2016</text:p>
          </table:table-cell>
          <table:table-cell table:style-name="ce28" office:value-type="date" office:date-value="2017-03-01" calcext:value-type="date">
            <text:p>01.03.2017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H47]+[.F34]-[.G34]" office:value-type="float" office:value="14000" calcext:value-type="float">
            <text:p>14.000,00</text:p>
          </table:table-cell>
        </table:table-row>
        <table:table-row table:style-name="ro3" table:number-rows-repeated="7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 office:value-type="float" office:value="2015" calcext:value-type="float">
            <text:p>2015</text:p>
          </table:table-cell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3">
          <table:table-cell table:style-name="ce37" office:value-type="float" office:value="2014" calcext:value-type="float">
            <text:p>2014</text:p>
          </table:table-cell>
          <table:table-cell table:number-columns-repeated="2"/>
          <table:table-cell table:style-name="ce28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3">
          <table:table-cell table:style-name="ce37" office:value-type="float" office:value="2013" calcext:value-type="float">
            <text:p>2013</text:p>
          </table:table-cell>
          <table:table-cell table:number-columns-repeated="2"/>
          <table:table-cell table:style-name="ce28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3">
          <table:table-cell table:style-name="ce37" office:value-type="float" office:value="2012" calcext:value-type="float">
            <text:p>2012</text:p>
          </table:table-cell>
          <table:table-cell table:number-columns-repeated="2"/>
          <table:table-cell table:style-name="ce28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3">
          <table:table-cell table:style-name="ce37" office:value-type="float" office:value="2011" calcext:value-type="float">
            <text:p>2011</text:p>
          </table:table-cell>
          <table:table-cell table:number-columns-repeated="2"/>
          <table:table-cell table:style-name="ce28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3" table:number-rows-repeated="4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/>
          <table:table-cell table:style-name="ce30"/>
          <table:table-cell table:style-name="ce28" table:number-columns-repeated="2"/>
          <table:table-cell table:number-columns-repeated="3"/>
        </table:table-row>
        <table:table-row table:style-name="ro3" table:number-rows-repeated="5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104851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Hzr Depo" table:style-name="ta1">
        <table:table-column table:style-name="co16" table:default-cell-style-name="Default"/>
        <table:table-column table:style-name="co20" table:default-cell-style-name="Default"/>
        <table:table-column table:style-name="co18" table:default-cell-style-name="ce2"/>
        <table:table-column table:style-name="co16" table:number-columns-repeated="2" table:default-cell-style-name="Default"/>
        <table:table-column table:style-name="co16" table:number-columns-repeated="3" table:default-cell-style-name="ce2"/>
        <table:table-row table:style-name="ro3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3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9]*[.C2]/100" office:value-type="float" office:value="10500" calcext:value-type="float">
            <text:p>10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9]*[.C3]/100" office:value-type="float" office:value="10500" calcext:value-type="float">
            <text:p>10.500,00</text:p>
          </table:table-cell>
        </table:table-row>
        <table:table-row table:style-name="ro3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1" table:number-rows-repeated="4">
          <table:table-cell/>
          <table:table-cell table:style-name="ce29"/>
          <table:table-cell table:number-columns-repeated="2"/>
          <table:table-cell table:style-name="ce36"/>
          <table:table-cell table:style-name="ce7" table:number-columns-repeated="3"/>
        </table:table-row>
        <table:table-row table:style-name="ro1">
          <table:table-cell/>
          <table:table-cell table:style-name="ce116" office:value-type="string" calcext:value-type="string">
            <text:p>Hızarhane Depo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12:.F28])" office:value-type="float" office:value="21000" calcext:value-type="float">
            <text:p>21.000,00</text:p>
          </table:table-cell>
          <table:table-cell table:style-name="ce7" table:formula="of:=SUM([.G12:.G28])" office:value-type="float" office:value="21000" calcext:value-type="float">
            <text:p>21.000,00</text:p>
          </table:table-cell>
          <table:table-cell table:style-name="ce7" table:formula="of:=[.F9]-[.G9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28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/>
          <table:table-cell table:style-name="ce117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17]+[.F16]-[.G16]" office:value-type="float" office:value="250" calcext:value-type="float">
            <text:p>25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/>
          <table:table-cell table:style-name="ce117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8]+[.F17]-[.G17]" office:value-type="float" office:value="500" calcext:value-type="float">
            <text:p>5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19]+[.F18]-[.G18]" office:value-type="float" office:value="1000" calcext:value-type="float">
            <text:p>1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doğuşun hesabı</text:p>
          </table:table-cell>
          <table:table-cell/>
          <table:table-cell table:style-name="ce28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0]+[.F19]-[.G19]" office:value-type="float" office:value="1000" calcext:value-type="float">
            <text:p>1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1]+[.F20]-[.G20]" office:value-type="float" office:value="3000" calcext:value-type="float">
            <text:p>3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Taha İnşaat Kira Bedeli</text:p>
          </table:table-cell>
          <table:table-cell/>
          <table:table-cell table:style-name="ce28" office:value-type="date" office:date-value="2014-10-15" calcext:value-type="date">
            <text:p>15.10.2014</text:p>
          </table:table-cell>
          <table:table-cell table:style-name="ce28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22]+[.F21]-[.G21]" office:value-type="float" office:value="6000" calcext:value-type="float">
            <text:p>6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Taha İnşaat Kira Bedeli</text:p>
          </table:table-cell>
          <table:table-cell table:style-name="ce30"/>
          <table:table-cell table:style-name="ce28" office:value-type="date" office:date-value="2013-10-15" calcext:value-type="date">
            <text:p>15.10.2013</text:p>
          </table:table-cell>
          <table:table-cell table:style-name="ce28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24]+[.F23]-[.G23]" office:value-type="float" office:value="5500" calcext:value-type="float">
            <text:p>5.5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5]+[.F24]-[.G24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Taha İnşaat Kira Bedeli</text:p>
          </table:table-cell>
          <table:table-cell/>
          <table:table-cell table:style-name="ce28" office:value-type="date" office:date-value="2012-11-06" calcext:value-type="date">
            <text:p>06.11.2012</text:p>
          </table:table-cell>
          <table:table-cell table:style-name="ce28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ödeme</text:p>
          </table:table-cell>
          <table:table-cell/>
          <table:table-cell table:style-name="ce28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27]+[.F26]-[.G26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office:value-type="string" calcext:value-type="string">
            <text:p>Taha İnşaat Kira Bedeli</text:p>
          </table:table-cell>
          <table:table-cell/>
          <table:table-cell table:style-name="ce28" office:value-type="date" office:date-value="2011-10-15" calcext:value-type="date">
            <text:p>15.10.2011</text:p>
          </table:table-cell>
          <table:table-cell table:style-name="ce28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8]+[.F27]-[.G27]" office:value-type="float" office:value="4500" calcext:value-type="float">
            <text:p>4.5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3" table:number-rows-repeated="10485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anayi" table:style-name="ta1">
        <table:table-column table:style-name="co16" table:default-cell-style-name="Default"/>
        <table:table-column table:style-name="co20" table:default-cell-style-name="Default"/>
        <table:table-column table:style-name="co18" table:default-cell-style-name="ce2"/>
        <table:table-column table:style-name="co16" table:number-columns-repeated="2" table:default-cell-style-name="Default"/>
        <table:table-column table:style-name="co16" table:number-columns-repeated="3" table:default-cell-style-name="ce2"/>
        <table:table-row table:style-name="ro3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3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17000" calcext:value-type="float">
            <text:p>17.000,00</text:p>
          </table:table-cell>
        </table:table-row>
        <table:table-row table:style-name="ro3">
          <table:table-cell table:style-name="ce28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17000" calcext:value-type="float">
            <text:p>17.000,00</text:p>
          </table:table-cell>
        </table:table-row>
        <table:table-row table:style-name="ro3" table:number-rows-repeated="4">
          <table:table-cell table:number-columns-repeated="4"/>
          <table:table-cell table:style-name="ce36"/>
          <table:table-cell table:style-name="ce7" table:number-columns-repeated="3"/>
        </table:table-row>
        <table:table-row table:style-name="ro4">
          <table:table-cell/>
          <table:table-cell table:style-name="ce3" office:value-type="string" calcext:value-type="string">
            <text:p>Sanayi Acenta</text:p>
          </table:table-cell>
          <table:table-cell table:number-columns-repeated="2"/>
          <table:table-cell table:style-name="ce36" office:value-type="string" calcext:value-type="string">
            <text:p>Toplam</text:p>
          </table:table-cell>
          <table:table-cell table:style-name="ce7" table:formula="of:=SUM([.F11:.F64])" office:value-type="float" office:value="34000" calcext:value-type="float">
            <text:p>34.000,00</text:p>
          </table:table-cell>
          <table:table-cell table:style-name="ce7" table:formula="of:=SUM([.G11:.G64])" office:value-type="float" office:value="34000" calcext:value-type="float">
            <text:p>34.000,00</text:p>
          </table:table-cell>
          <table:table-cell table:style-name="ce7" table:formula="of:=[.F8]-[.G8]" office:value-type="float" office:value="0" calcext:value-type="float">
            <text:p>0,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style-name="ce31" office:value-type="string" calcext:value-type="string">
            <text:p>Tarih</text:p>
          </table:table-cell>
          <table:table-cell table:style-name="ce31" office:value-type="string" calcext:value-type="string">
            <text:p>Açıklama</text:p>
          </table:table-cell>
          <table:table-cell table:style-name="ce34" office:value-type="string" calcext:value-type="string">
            <text:p>Artış %</text:p>
          </table:table-cell>
          <table:table-cell table:style-name="ce31" office:value-type="string" calcext:value-type="string">
            <text:p>Başlangıç</text:p>
          </table:table-cell>
          <table:table-cell table:style-name="ce31" office:value-type="string" calcext:value-type="string">
            <text:p>Bitiş</text:p>
          </table:table-cell>
          <table:table-cell table:style-name="ce34" office:value-type="string" calcext:value-type="string">
            <text:p>Kira bedeli</text:p>
          </table:table-cell>
          <table:table-cell table:style-name="ce34" office:value-type="string" calcext:value-type="string">
            <text:p>Ödeme</text:p>
          </table:table-cell>
          <table:table-cell table:style-name="ce34" office:value-type="string" calcext:value-type="string">
            <text:p>Bakiye</text:p>
          </table:table-cell>
        </table:table-row>
        <table:table-row table:style-name="ro3"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3">
          <table:table-cell table:style-name="ce28"/>
          <table:table-cell table:number-columns-repeated="7"/>
        </table:table-row>
        <table:table-row table:style-name="ro3">
          <table:table-cell table:style-name="ce28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3">
          <table:table-cell table:style-name="ce28"/>
          <table:table-cell table:number-columns-repeated="2"/>
          <table:table-cell table:style-name="ce28" office:value-type="string" calcext:value-type="string">
            <text:p>satıldı</text:p>
          </table:table-cell>
          <table:table-cell table:style-name="ce28"/>
          <table:table-cell table:number-columns-repeated="3"/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4" calcext:value-type="float">
            <text:p>2014</text:p>
          </table:table-cell>
          <table:table-cell table:number-columns-repeated="2"/>
          <table:table-cell table:style-name="ce28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9]+[.F18]-[.G18]" office:value-type="float" office:value="10000" calcext:value-type="float">
            <text:p>10.0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30" table:formula="of:=[.H20]+[.F19]-[.G19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3" calcext:value-type="float">
            <text:p>2013</text:p>
          </table:table-cell>
          <table:table-cell table:number-columns-repeated="2"/>
          <table:table-cell table:style-name="ce28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22]+[.F21]-[.G21]" office:value-type="float" office:value="8500" calcext:value-type="float">
            <text:p>8.5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formula="of:=[.H23]+[.F22]-[.G22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24]+[.F23]-[.G23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2" calcext:value-type="float">
            <text:p>2012</text:p>
          </table:table-cell>
          <table:table-cell table:number-columns-repeated="2"/>
          <table:table-cell table:style-name="ce28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25]+[.F24]-[.G24]" office:value-type="float" office:value="8000" calcext:value-type="float">
            <text:p>8.00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 table:number-columns-repeated="2"/>
          <table:table-cell table:style-name="ce30" table:formula="of:=[.H26]+[.F25]-[.G25]" office:value-type="float" office:value="0" calcext:value-type="float">
            <text:p>0,00</text:p>
          </table:table-cell>
        </table:table-row>
        <table:table-row table:style-name="ro3">
          <table:table-cell table:style-name="ce28"/>
          <table:table-cell table:number-columns-repeated="2"/>
          <table:table-cell table:style-name="ce28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7]+[.F26]-[.G26]" office:value-type="float" office:value="0" calcext:value-type="float">
            <text:p>0,00</text:p>
          </table:table-cell>
        </table:table-row>
        <table:table-row table:style-name="ro3">
          <table:table-cell table:style-name="ce37" office:value-type="float" office:value="2011" calcext:value-type="float">
            <text:p>2011</text:p>
          </table:table-cell>
          <table:table-cell table:number-columns-repeated="2"/>
          <table:table-cell table:style-name="ce28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8]+[.F27]-[.G27]" office:value-type="float" office:value="7500" calcext:value-type="float">
            <text:p>7.500,00</text:p>
          </table:table-cell>
        </table:table-row>
        <table:table-row table:style-name="ro3" table:number-rows-repeated="2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 table:style-name="ce4"/>
          <table:table-cell table:style-name="ce30"/>
          <table:table-cell table:style-name="ce28" table:number-columns-repeated="2"/>
          <table:table-cell table:number-columns-repeated="2"/>
          <table:table-cell table:style-name="ce30"/>
        </table:table-row>
        <table:table-row table:style-name="ro3" table:number-rows-repeated="11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2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2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2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2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37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4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>
          <table:table-cell table:style-name="ce28"/>
          <table:table-cell/>
          <table:table-cell table:style-name="ce30"/>
          <table:table-cell table:style-name="ce28" table:number-columns-repeated="2"/>
          <table:table-cell table:number-columns-repeated="3"/>
        </table:table-row>
        <table:table-row table:style-name="ro3" table:number-rows-repeated="5">
          <table:table-cell table:style-name="ce28"/>
          <table:table-cell table:number-columns-repeated="2"/>
          <table:table-cell table:style-name="ce28" table:number-columns-repeated="2"/>
          <table:table-cell table:number-columns-repeated="3"/>
        </table:table-row>
        <table:table-row table:style-name="ro3" table:number-rows-repeated="104851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.00.0000</text:date>, <text:time style:data-style-name="N2" text:time-value="15:09:59.085287629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8-12-08T17:32:57.427953394</dc:date>
    <meta:editing-duration>PT7H56M54S</meta:editing-duration>
    <meta:editing-cycles>41</meta:editing-cycles>
    <meta:generator>LibreOffice/5.2.7.2$Linux_X86_64 LibreOffice_project/20m0$Build-2</meta:generator>
    <meta:print-date>2018-11-29T17:51:21.472802661</meta:print-date>
    <meta:document-statistic meta:table-count="12" meta:cell-count="1228" meta:object-count="0"/>
  </office:meta>
</office:document-meta>
</file>